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516in"/>
    </style:style>
    <style:style style:name="co2" style:family="table-column">
      <style:table-column-properties fo:break-before="auto" style:column-width="5.3209in"/>
    </style:style>
    <style:style style:name="co3" style:family="table-column">
      <style:table-column-properties fo:break-before="auto" style:column-width="1.011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0.8126in"/>
    </style:style>
    <style:style style:name="co7" style:family="table-column">
      <style:table-column-properties fo:break-before="auto" style:column-width="0.8181in"/>
    </style:style>
    <style:style style:name="co8" style:family="table-column">
      <style:table-column-properties fo:break-before="auto" style:column-width="0.195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81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600"/>
    </style:style>
    <style:style style:name="ce2" style:family="table-cell" style:parent-style-name="Default">
      <style:table-cell-properties fo:background-color="#ff6600"/>
      <style:text-properties fo:color="#800000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2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9" table:number-columns-repeated="1012" table:default-cell-style-name="Default"/>
        <table:table-row table:style-name="ro1">
          <table:table-cell office:value-type="string" calcext:value-type="string">
            <text:p><text:s/>id_culture </text:p>
          </table:table-cell>
          <table:table-cell/>
          <table:table-cell office:value-type="string" calcext:value-type="string">
            <text:p><text:s text:c="6"/>jeune <text:s text:c="6"/></text:p>
          </table:table-cell>
          <table:table-cell office:value-type="string" calcext:value-type="string">
            <text:p><text:s text:c="4"/>productif <text:s text:c="4"/></text:p>
          </table:table-cell>
          <table:table-cell office:value-type="string" calcext:value-type="string">
            <text:p>tot_arb</text:p>
          </table:table-cell>
          <table:table-cell office:value-type="string" calcext:value-type="string">
            <text:p>vrai</text:p>
          </table:table-cell>
          <table:table-cell office:value-type="string" calcext:value-type="string">
            <text:p>carreau</text:p>
          </table:table-cell>
          <table:table-cell office:value-type="string" calcext:value-type="string">
            <text:p>densit� ha</text:p>
          </table:table-cell>
          <table:table-cell office:value-type="string" calcext:value-type="string">
            <text:p>densit� ca</text:p>
          </table:table-cell>
          <table:table-cell office:value-type="string" calcext:value-type="string">
            <text:p>carre trouv�</text:p>
          </table:table-cell>
          <table:table-cell office:value-type="string" calcext:value-type="string">
            <text:p>legum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------------+------------------+------------------</text:p>
          </table:table-cell>
          <table:table-cell table:number-columns-repeated="1023"/>
        </table:table-row>
        <table:table-row table:style-name="ro2">
          <table:table-cell table:style-name="ce1" office:value-type="string" calcext:value-type="string">
            <text:p><text:s/>C1 <text:s text:c="8"/></text:p>
          </table:table-cell>
          <table:table-cell table:style-name="ce1" office:value-type="string" calcext:value-type="string">
            <text:p>mais</text:p>
          </table:table-cell>
          <table:table-cell table:style-name="ce1" office:value-type="float" office:value="1091" calcext:value-type="float">
            <text:p>1091</text:p>
          </table:table-cell>
          <table:table-cell table:style-name="ce1" office:value-type="float" office:value="15289" calcext:value-type="float">
            <text:p>15289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<text:s/>C10 <text:s text:c="7"/>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float" office:value="2932" calcext:value-type="float">
            <text:p>2932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<text:s/>C10</text:p>
          </table:table-cell>
          <table:table-cell table:style-name="ce1" office:value-type="string" calcext:value-type="string">
            <text:p>chou fleur</text:p>
          </table:table-cell>
          <table:table-cell table:style-name="ce1" office:value-type="float" office:value="10191.02" calcext:value-type="float">
            <text:p>10191.02</text:p>
          </table:table-cell>
          <table:table-cell table:style-name="ce1" office:value-type="float" office:value="30038.02" calcext:value-type="float">
            <text:p>30038.02</text:p>
          </table:table-cell>
          <table:table-cell table:style-name="ce1" table:number-columns-repeated="3"/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3850" calcext:value-type="float">
            <text:p>3850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<text:s/>C11 <text:s text:c="7"/></text:p>
          </table:table-cell>
          <table:table-cell table:style-name="ce1" office:value-type="string" calcext:value-type="string">
            <text:p><text:s/>Céleris persil cresson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1403" calcext:value-type="float">
            <text:p>1403</text:p>
          </table:table-cell>
          <table:table-cell table:style-name="ce1" office:value-type="float" office:value="1455" calcext:value-type="float">
            <text:p>1455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167.0551" calcext:value-type="float">
            <text:p>167.0551</text:p>
          </table:table-cell>
          <table:table-cell table:style-name="ce1" office:value-type="float" office:value="30000" calcext:value-type="float">
            <text:p>30000</text:p>
          </table:table-cell>
          <table:table-cell table:style-name="ce1" office:value-type="float" office:value="23100" calcext:value-type="float">
            <text:p>23100</text:p>
          </table:table-cell>
          <table:table-cell table:style-name="ce1" office:value-type="float" office:value="0.062987013" calcext:value-type="float">
            <text:p>0.062987013</text:p>
          </table:table-cell>
          <table:table-cell table:style-name="ce1" office:value-type="string" calcext:value-type="string">
            <text:p>o</text:p>
          </table:table-cell>
          <table:table-cell table:style-name="ce1" table:number-columns-repeated="1013"/>
        </table:table-row>
        <table:table-row table:style-name="ro2">
          <table:table-cell table:style-name="ce1" office:value-type="string" calcext:value-type="string">
            <text:p><text:s/>C12 <text:s text:c="7"/></text:p>
          </table:table-cell>
          <table:table-cell table:style-name="ce1" office:value-type="string" calcext:value-type="string">
            <text:p><text:s/>laitues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820" calcext:value-type="float">
            <text:p>820</text:p>
          </table:table-cell>
          <table:table-cell table:style-name="ce1" office:value-type="float" office:value="884" calcext:value-type="float">
            <text:p>884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408.21335" calcext:value-type="float">
            <text:p>408.21335</text:p>
          </table:table-cell>
          <table:table-cell table:style-name="ce1" office:value-type="float" office:value="150000" calcext:value-type="float">
            <text:p>150000</text:p>
          </table:table-cell>
          <table:table-cell table:style-name="ce1" office:value-type="float" office:value="115500" calcext:value-type="float">
            <text:p>115500</text:p>
          </table:table-cell>
          <table:table-cell table:style-name="ce1" office:value-type="float" office:value="0.0076536797" calcext:value-type="float">
            <text:p>0.0076536797</text:p>
          </table:table-cell>
          <table:table-cell table:style-name="ce1" office:value-type="string" calcext:value-type="string">
            <text:p>o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<text:s/>C13 <text:s text:c="7"/></text:p>
          </table:table-cell>
          <table:table-cell table:style-name="ce1" office:value-type="string" calcext:value-type="string">
            <text:p><text:s/>Epinards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1167" calcext:value-type="float">
            <text:p>1167</text:p>
          </table:table-cell>
          <table:table-cell table:style-name="ce1" office:value-type="float" office:value="1251" calcext:value-type="float">
            <text:p>1251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628.922" calcext:value-type="float">
            <text:p>628.922</text:p>
          </table:table-cell>
          <table:table-cell table:style-name="ce1" office:value-type="float" office:value="1000000" calcext:value-type="float">
            <text:p>1000000</text:p>
          </table:table-cell>
          <table:table-cell table:style-name="ce1" office:value-type="float" office:value="770000" calcext:value-type="float">
            <text:p>770000</text:p>
          </table:table-cell>
          <table:table-cell table:style-name="ce1" office:value-type="float" office:value="0.0016246753" calcext:value-type="float">
            <text:p>0.0016246753</text:p>
          </table:table-cell>
          <table:table-cell table:style-name="ce1" office:value-type="string" calcext:value-type="string">
            <text:p>o</text:p>
          </table:table-cell>
          <table:table-cell table:style-name="ce1" table:number-columns-repeated="1013"/>
        </table:table-row>
        <table:table-row table:style-name="ro1">
          <table:table-cell table:style-name="ce1" office:value-type="string" calcext:value-type="string">
            <text:p><text:s/>C14 <text:s text:c="7"/></text:p>
          </table:table-cell>
          <table:table-cell table:style-name="ce1" office:value-type="string" calcext:value-type="string">
            <text:p><text:s/>Lalo Liane panier</text:p>
          </table:table-cell>
          <table:table-cell table:style-name="ce1" office:value-type="float" office:value="2784" calcext:value-type="float">
            <text:p>2784</text:p>
          </table:table-cell>
          <table:table-cell table:style-name="ce1" office:value-type="float" office:value="43335.9999999994" calcext:value-type="float">
            <text:p>43335.9999999994</text:p>
          </table:table-cell>
          <table:table-cell table:style-name="ce1" office:value-type="float" office:value="46119.9999999994" calcext:value-type="float">
            <text:p>46119.9999999994</text:p>
          </table:table-cell>
          <table:table-cell table:style-name="ce1" office:value-type="string" calcext:value-type="string">
            <text:p>a</text:p>
          </table:table-cell>
          <table:table-cell table:style-name="ce1" office:value-type="float" office:value="191.3172499999" calcext:value-type="float">
            <text:p>191.3172499999</text:p>
          </table:table-cell>
          <table:table-cell table:style-name="ce1" table:formula="of:=10*10000" office:value-type="float" office:value="100000" calcext:value-type="float">
            <text:p>100000</text:p>
          </table:table-cell>
          <table:table-cell table:style-name="ce1" table:formula="of:=[.H9]*0.77" office:value-type="float" office:value="77000" calcext:value-type="float">
            <text:p>77000</text:p>
          </table:table-cell>
          <table:table-cell table:style-name="ce1" table:formula="of:=[.G9]/[.E9]" office:value-type="float" office:value="0.0041482491326952" calcext:value-type="float">
            <text:p>0.0041482491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/>C15 <text:s text:c="7"/></text:p>
          </table:table-cell>
          <table:table-cell office:value-type="string" calcext:value-type="string">
            <text:p><text:s/>Autres légumes ou à tiges(Artichaut chicorée)</text:p>
          </table:table-cell>
          <table:table-cell office:value-type="float" office:value="502" calcext:value-type="float">
            <text:p>502</text:p>
          </table:table-cell>
          <table:table-cell office:value-type="float" office:value="2157" calcext:value-type="float">
            <text:p>2157</text:p>
          </table:table-cell>
          <table:table-cell office:value-type="float" office:value="2659" calcext:value-type="float">
            <text:p>2659</text:p>
          </table:table-cell>
          <table:table-cell office:value-type="string" calcext:value-type="string">
            <text:p>n</text:p>
          </table:table-cell>
          <table:table-cell office:value-type="float" office:value="16.92" calcext:value-type="float">
            <text:p>16.92</text:p>
          </table:table-cell>
          <table:table-cell office:value-type="float" office:value="5500" calcext:value-type="float">
            <text:p>5500</text:p>
          </table:table-cell>
          <table:table-cell office:value-type="float" office:value="4235" calcext:value-type="float">
            <text:p>4235</text:p>
          </table:table-cell>
          <table:table-cell office:value-type="float" office:value="0.627863046" calcext:value-type="float">
            <text:p>0.627863046</text:p>
          </table:table-cell>
          <table:table-cell office:value-type="string" calcext:value-type="string">
            <text:p>o</text:p>
          </table:table-cell>
          <table:table-cell table:number-columns-repeated="1013"/>
        </table:table-row>
        <table:table-row table:style-name="ro2">
          <table:table-cell table:style-name="ce1" office:value-type="string" calcext:value-type="string">
            <text:p><text:s/>C16 <text:s text:c="7"/></text:p>
          </table:table-cell>
          <table:table-cell table:style-name="ce1" office:value-type="string" calcext:value-type="string">
            <text:p><text:s/>Concombres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862" calcext:value-type="float">
            <text:p>1862</text:p>
          </table:table-cell>
          <table:table-cell table:style-name="ce1" office:value-type="float" office:value="1938" calcext:value-type="float">
            <text:p>1938</text:p>
          </table:table-cell>
          <table:table-cell table:style-name="ce1" office:value-type="string" calcext:value-type="string">
            <text:p>n</text:p>
          </table:table-cell>
          <table:table-cell table:style-name="ce1" office:value-type="float" office:value="108.83" calcext:value-type="float">
            <text:p>108.83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7700" calcext:value-type="float">
            <text:p>7700</text:p>
          </table:table-cell>
          <table:table-cell table:style-name="ce1" office:value-type="float" office:value="0.2516883117" calcext:value-type="float">
            <text:p>0.2516883117</text:p>
          </table:table-cell>
          <table:table-cell table:style-name="ce1" office:value-type="string" calcext:value-type="string">
            <text:p>o</text:p>
          </table:table-cell>
          <table:table-cell table:style-name="ce1" table:number-columns-repeated="1013"/>
        </table:table-row>
        <table:table-row table:style-name="ro2">
          <table:table-cell table:style-name="ce1" office:value-type="string" calcext:value-type="string">
            <text:p><text:s/>C17 <text:s text:c="7"/></text:p>
          </table:table-cell>
          <table:table-cell table:style-name="ce1" office:value-type="string" calcext:value-type="string">
            <text:p><text:s/>Aubergines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8885" calcext:value-type="float">
            <text:p>8885</text:p>
          </table:table-cell>
          <table:table-cell table:style-name="ce1" office:value-type="float" office:value="9132" calcext:value-type="float">
            <text:p>9132</text:p>
          </table:table-cell>
          <table:table-cell table:style-name="ce1"/>
          <table:table-cell table:style-name="ce1" office:value-type="float" office:value="1192.7157999995" calcext:value-type="float">
            <text:p>1192.7157999995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7700" calcext:value-type="float">
            <text:p>7700</text:p>
          </table:table-cell>
          <table:table-cell table:style-name="ce1" office:value-type="float" office:value="1.185974026" calcext:value-type="float">
            <text:p>1.185974026</text:p>
          </table:table-cell>
          <table:table-cell table:style-name="ce1" office:value-type="string" calcext:value-type="string">
            <text:p>o</text:p>
          </table:table-cell>
          <table:table-cell table:style-name="ce1" table:number-columns-repeated="1013"/>
        </table:table-row>
        <table:table-row table:style-name="ro2">
          <table:table-cell table:style-name="ce1" office:value-type="string" calcext:value-type="string">
            <text:p><text:s/>C18 <text:s text:c="7"/></text:p>
          </table:table-cell>
          <table:table-cell table:style-name="ce1" office:value-type="string" calcext:value-type="string">
            <text:p><text:s/>Tomates</text:p>
          </table:table-cell>
          <table:table-cell table:style-name="ce1" office:value-type="float" office:value="678.99" calcext:value-type="float">
            <text:p>678.99</text:p>
          </table:table-cell>
          <table:table-cell table:style-name="ce1" office:value-type="float" office:value="2125" calcext:value-type="float">
            <text:p>2125</text:p>
          </table:table-cell>
          <table:table-cell table:style-name="ce1" office:value-type="float" office:value="2803.99" calcext:value-type="float">
            <text:p>2803.99</text:p>
          </table:table-cell>
          <table:table-cell table:style-name="ce1"/>
          <table:table-cell table:style-name="ce1" office:value-type="float" office:value="1928.6981499992" calcext:value-type="float">
            <text:p>1928.6981499992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5400" calcext:value-type="float">
            <text:p>15400</text:p>
          </table:table-cell>
          <table:table-cell table:style-name="ce1" office:value-type="float" office:value="0.1820772727" calcext:value-type="float">
            <text:p>0.1820772727</text:p>
          </table:table-cell>
          <table:table-cell table:style-name="ce1" office:value-type="string" calcext:value-type="string">
            <text:p>o</text:p>
          </table:table-cell>
          <table:table-cell table:style-name="ce1" table:number-columns-repeated="1013"/>
        </table:table-row>
        <table:table-row table:style-name="ro2">
          <table:table-cell office:value-type="string" calcext:value-type="string">
            <text:p><text:s/>C19 <text:s text:c="7"/></text:p>
          </table:table-cell>
          <table:table-cell office:value-type="string" calcext:value-type="string">
            <text:p><text:s/>Mirliton</text:p>
          </table:table-cell>
          <table:table-cell office:value-type="float" office:value="6219.999999999" calcext:value-type="float">
            <text:p>6219.999999999</text:p>
          </table:table-cell>
          <table:table-cell office:value-type="float" office:value="389181.999999998" calcext:value-type="float">
            <text:p>389181.999999998</text:p>
          </table:table-cell>
          <table:table-cell office:value-type="float" office:value="395401.999999997" calcext:value-type="float">
            <text:p>395401.999999997</text:p>
          </table:table-cell>
          <table:table-cell/>
          <table:table-cell office:value-type="float" office:value="312.0012" calcext:value-type="float">
            <text:p>312.0012</text:p>
          </table:table-cell>
          <table:table-cell table:formula="of:=10000" office:value-type="float" office:value="10000" calcext:value-type="float">
            <text:p>10000</text:p>
          </table:table-cell>
          <table:table-cell table:formula="of:=[.H14]*0.77" office:value-type="float" office:value="7700" calcext:value-type="float">
            <text:p>7700</text:p>
          </table:table-cell>
          <table:table-cell table:formula="of:=[.E14]/[.I14]" office:value-type="float" office:value="51.3509090909087" calcext:value-type="float">
            <text:p>51.3509090909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<text:s/>C2 <text:s text:c="8"/></text:p>
          </table:table-cell>
          <table:table-cell table:style-name="ce1" office:value-type="string" calcext:value-type="string">
            <text:p><text:s/>Riz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1213" calcext:value-type="float">
            <text:p>1213</text:p>
          </table:table-cell>
          <table:table-cell table:style-name="ce1" office:value-type="float" office:value="1273" calcext:value-type="float">
            <text:p>1273</text:p>
          </table:table-cell>
          <table:table-cell table:style-name="ce1"/>
          <table:table-cell table:style-name="ce1" office:value-type="float" office:value="28529.2149999859" calcext:value-type="float">
            <text:p>28529.2149999859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office:value-type="string" calcext:value-type="string">
            <text:p>o</text:p>
          </table:table-cell>
          <table:table-cell table:style-name="ce1" table:number-columns-repeated="1013"/>
        </table:table-row>
        <table:table-row table:style-name="ro2">
          <table:table-cell table:style-name="ce1" office:value-type="string" calcext:value-type="string">
            <text:p><text:s/>C20 <text:s text:c="7"/></text:p>
          </table:table-cell>
          <table:table-cell table:style-name="ce1" office:value-type="string" calcext:value-type="string">
            <text:p><text:s/>Pastèques(melon)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1702" calcext:value-type="float">
            <text:p>1702</text:p>
          </table:table-cell>
          <table:table-cell table:style-name="ce1" office:value-type="float" office:value="2143" calcext:value-type="float">
            <text:p>2143</text:p>
          </table:table-cell>
          <table:table-cell table:style-name="ce1"/>
          <table:table-cell table:style-name="ce1" office:value-type="float" office:value="1714.2302499997" calcext:value-type="float">
            <text:p>1714.2302499997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office:value-type="string" calcext:value-type="string">
            <text:p>o</text:p>
          </table:table-cell>
          <table:table-cell table:style-name="ce1" table:number-columns-repeated="1013"/>
        </table:table-row>
        <table:table-row table:style-name="ro2">
          <table:table-cell table:style-name="ce1" office:value-type="string" calcext:value-type="string">
            <text:p><text:s/>C21 <text:s text:c="7"/></text:p>
          </table:table-cell>
          <table:table-cell table:style-name="ce1" office:value-type="string" calcext:value-type="string">
            <text:p><text:s/>Cantaloups melon France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537" calcext:value-type="float">
            <text:p>537</text:p>
          </table:table-cell>
          <table:table-cell table:style-name="ce1"/>
          <table:table-cell table:style-name="ce1" office:value-type="float" office:value="224.07" calcext:value-type="float">
            <text:p>224.07</text:p>
          </table:table-cell>
          <table:table-cell table:style-name="ce1" table:formula="of:=1.5*10000" office:value-type="float" office:value="15000" calcext:value-type="float">
            <text:p>15000</text:p>
          </table:table-cell>
          <table:table-cell table:style-name="ce1" table:formula="of:=[.H17]*0.77" office:value-type="float" office:value="11550" calcext:value-type="float">
            <text:p>11550</text:p>
          </table:table-cell>
          <table:table-cell table:style-name="ce1" table:formula="of:=[.E17]/[.I17]" office:value-type="float" office:value="0.0464935064935065" calcext:value-type="float">
            <text:p>0.0464935065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/>C22 <text:s text:c="7"/></text:p>
          </table:table-cell>
          <table:table-cell office:value-type="string" calcext:value-type="string">
            <text:p><text:s/>Potirons Giraumon Courgette Courge</text:p>
          </table:table-cell>
          <table:table-cell office:value-type="float" office:value="618" calcext:value-type="float">
            <text:p>618</text:p>
          </table:table-cell>
          <table:table-cell office:value-type="float" office:value="3649" calcext:value-type="float">
            <text:p>3649</text:p>
          </table:table-cell>
          <table:table-cell office:value-type="float" office:value="4267" calcext:value-type="float">
            <text:p>4267</text:p>
          </table:table-cell>
          <table:table-cell/>
          <table:table-cell office:value-type="float" office:value="1432.8802999992" calcext:value-type="float">
            <text:p>1432.8802999992</text:p>
          </table:table-cell>
          <table:table-cell office:value-type="float" office:value="8000" calcext:value-type="float">
            <text:p>8000</text:p>
          </table:table-cell>
          <table:table-cell office:value-type="float" office:value="6160" calcext:value-type="float">
            <text:p>6160</text:p>
          </table:table-cell>
          <table:table-cell office:value-type="float" office:value="0.6926948052" calcext:value-type="float">
            <text:p>0.692694805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<text:s/>C23 <text:s text:c="7"/></text:p>
          </table:table-cell>
          <table:table-cell table:style-name="ce1" office:value-type="string" calcext:value-type="string">
            <text:p><text:s/>Combos Calalou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5474.9999999999" calcext:value-type="float">
            <text:p>5474.9999999999</text:p>
          </table:table-cell>
          <table:table-cell table:style-name="ce1" office:value-type="float" office:value="5843.9999999999" calcext:value-type="float">
            <text:p>5843.9999999999</text:p>
          </table:table-cell>
          <table:table-cell table:style-name="ce1"/>
          <table:table-cell table:style-name="ce1" office:value-type="float" office:value="2489.5287499988" calcext:value-type="float">
            <text:p>2489.5287499988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5400" calcext:value-type="float">
            <text:p>15400</text:p>
          </table:table-cell>
          <table:table-cell table:style-name="ce1" office:value-type="float" office:value="0.3794805195" calcext:value-type="float">
            <text:p>0.3794805195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/>C24 <text:s text:c="7"/></text:p>
          </table:table-cell>
          <table:table-cell office:value-type="string" calcext:value-type="string">
            <text:p><text:s/>Autres légumes à pépins(Poivron)</text:p>
          </table:table-cell>
          <table:table-cell office:value-type="float" office:value="324" calcext:value-type="float">
            <text:p>324</text:p>
          </table:table-cell>
          <table:table-cell office:value-type="float" office:value="756" calcext:value-type="float">
            <text:p>756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200.53" calcext:value-type="float">
            <text:p>200.53</text:p>
          </table:table-cell>
          <table:table-cell office:value-type="float" office:value="10000" calcext:value-type="float">
            <text:p>10000</text:p>
          </table:table-cell>
          <table:table-cell office:value-type="float" office:value="7700" calcext:value-type="float">
            <text:p>7700</text:p>
          </table:table-cell>
          <table:table-cell office:value-type="float" office:value="0.1402597403" calcext:value-type="float">
            <text:p>0.1402597403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<text:s/>C25 <text:s text:c="7"/></text:p>
          </table:table-cell>
          <table:table-cell table:style-name="ce1" office:value-type="string" calcext:value-type="string">
            <text:p><text:s/>Carottes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035" calcext:value-type="float">
            <text:p>4035</text:p>
          </table:table-cell>
          <table:table-cell table:style-name="ce1" office:value-type="float" office:value="4077" calcext:value-type="float">
            <text:p>4077</text:p>
          </table:table-cell>
          <table:table-cell table:style-name="ce1"/>
          <table:table-cell table:style-name="ce1" office:value-type="float" office:value="2003.2892499996" calcext:value-type="float">
            <text:p>2003.2892499996</text:p>
          </table:table-cell>
          <table:table-cell table:style-name="ce1" office:value-type="float" office:value="400000" calcext:value-type="float">
            <text:p>400000</text:p>
          </table:table-cell>
          <table:table-cell table:style-name="ce1" office:value-type="float" office:value="308000" calcext:value-type="float">
            <text:p>308000</text:p>
          </table:table-cell>
          <table:table-cell table:style-name="ce1" office:value-type="float" office:value="0.013237013" calcext:value-type="float">
            <text:p>0.013237013</text:p>
          </table:table-cell>
          <table:table-cell table:style-name="ce1" office:value-type="string" calcext:value-type="string">
            <text:p>c</text:p>
          </table:table-cell>
          <table:table-cell table:style-name="ce1" table:number-columns-repeated="1013"/>
        </table:table-row>
        <table:table-row table:style-name="ro2">
          <table:table-cell office:value-type="string" calcext:value-type="string">
            <text:p><text:s/>C26 <text:s text:c="7"/></text:p>
          </table:table-cell>
          <table:table-cell office:value-type="string" calcext:value-type="string">
            <text:p><text:s/>Mazembelle</text:p>
          </table:table-cell>
          <table:table-cell office:value-type="float" office:value="32" calcext:value-type="float">
            <text:p>32</text:p>
          </table:table-cell>
          <table:table-cell office:value-type="float" office:value="2621" calcext:value-type="float">
            <text:p>2621</text:p>
          </table:table-cell>
          <table:table-cell office:value-type="float" office:value="2653" calcext:value-type="float">
            <text:p>2653</text:p>
          </table:table-cell>
          <table:table-cell/>
          <table:table-cell office:value-type="float" office:value="476.48355" calcext:value-type="float">
            <text:p>476.4835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<text:s/>C27 <text:s text:c="7"/></text:p>
          </table:table-cell>
          <table:table-cell table:style-name="ce1" office:value-type="string" calcext:value-type="string">
            <text:p><text:s/>Betterave rouge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660" calcext:value-type="float">
            <text:p>660</text:p>
          </table:table-cell>
          <table:table-cell table:style-name="ce1" office:value-type="float" office:value="672" calcext:value-type="float">
            <text:p>672</text:p>
          </table:table-cell>
          <table:table-cell table:style-name="ce1"/>
          <table:table-cell table:style-name="ce1" office:value-type="float" office:value="429.315" calcext:value-type="float">
            <text:p>429.315</text:p>
          </table:table-cell>
          <table:table-cell table:style-name="ce1" office:value-type="float" office:value="200000" calcext:value-type="float">
            <text:p>200000</text:p>
          </table:table-cell>
          <table:table-cell table:style-name="ce1" office:value-type="float" office:value="154000" calcext:value-type="float">
            <text:p>154000</text:p>
          </table:table-cell>
          <table:table-cell table:style-name="ce1" office:value-type="float" office:value="0.0043636364" calcext:value-type="float">
            <text:p>0.0043636364</text:p>
          </table:table-cell>
          <table:table-cell table:style-name="ce1" office:value-type="string" calcext:value-type="string">
            <text:p>c</text:p>
          </table:table-cell>
          <table:table-cell table:style-name="ce1" table:number-columns-repeated="1013"/>
        </table:table-row>
        <table:table-row table:style-name="ro2">
          <table:table-cell table:style-name="ce1" office:value-type="string" calcext:value-type="string">
            <text:p><text:s/>C28 <text:s text:c="7"/></text:p>
          </table:table-cell>
          <table:table-cell table:style-name="ce1" office:value-type="string" calcext:value-type="string">
            <text:p><text:s/>Ail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547" calcext:value-type="float">
            <text:p>547</text:p>
          </table:table-cell>
          <table:table-cell table:style-name="ce1"/>
          <table:table-cell table:style-name="ce1" office:value-type="float" office:value="25.015" calcext:value-type="float">
            <text:p>25.015</text:p>
          </table:table-cell>
          <table:table-cell table:style-name="ce1" office:value-type="float" office:value="70000" calcext:value-type="float">
            <text:p>70000</text:p>
          </table:table-cell>
          <table:table-cell table:style-name="ce1" office:value-type="float" office:value="53900" calcext:value-type="float">
            <text:p>53900</text:p>
          </table:table-cell>
          <table:table-cell table:style-name="ce1" office:value-type="float" office:value="0.010148423" calcext:value-type="float">
            <text:p>0.010148423</text:p>
          </table:table-cell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<text:s/>C29 <text:s text:c="7"/></text:p>
          </table:table-cell>
          <table:table-cell table:style-name="ce1" office:value-type="string" calcext:value-type="string">
            <text:p><text:s/>Oignons (y compris échalotes)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1306" calcext:value-type="float">
            <text:p>1306</text:p>
          </table:table-cell>
          <table:table-cell table:style-name="ce1" office:value-type="float" office:value="1525" calcext:value-type="float">
            <text:p>1525</text:p>
          </table:table-cell>
          <table:table-cell table:style-name="ce1"/>
          <table:table-cell table:style-name="ce1" office:value-type="float" office:value="3008.2912499998" calcext:value-type="float">
            <text:p>3008.2912499998</text:p>
          </table:table-cell>
          <table:table-cell table:style-name="ce1" office:value-type="float" office:value="100000" calcext:value-type="float">
            <text:p>100000</text:p>
          </table:table-cell>
          <table:table-cell table:style-name="ce1" office:value-type="float" office:value="77000" calcext:value-type="float">
            <text:p>77000</text:p>
          </table:table-cell>
          <table:table-cell table:style-name="ce1" office:value-type="float" office:value="0.0198051948" calcext:value-type="float">
            <text:p>0.0198051948</text:p>
          </table:table-cell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<text:s/>C3 <text:s text:c="8"/></text:p>
          </table:table-cell>
          <table:table-cell table:style-name="ce1" office:value-type="string" calcext:value-type="string">
            <text:p><text:s/>Sorgho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3849" calcext:value-type="float">
            <text:p>3849</text:p>
          </table:table-cell>
          <table:table-cell table:style-name="ce1" office:value-type="float" office:value="4393" calcext:value-type="float">
            <text:p>4393</text:p>
          </table:table-cell>
          <table:table-cell table:style-name="ce1"/>
          <table:table-cell table:style-name="ce1" office:value-type="float" office:value="48676.8465499736" calcext:value-type="float">
            <text:p>48676.8465499736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<text:s/>C30 <text:s text:c="7"/></text:p>
          </table:table-cell>
          <table:table-cell table:style-name="ce1" office:value-type="string" calcext:value-type="string">
            <text:p><text:s/>Poireaux et autres légumes alliacés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4466" calcext:value-type="float">
            <text:p>4466</text:p>
          </table:table-cell>
          <table:table-cell table:style-name="ce1" office:value-type="float" office:value="4864" calcext:value-type="float">
            <text:p>4864</text:p>
          </table:table-cell>
          <table:table-cell table:style-name="ce1"/>
          <table:table-cell table:style-name="ce1" office:value-type="float" office:value="1461.775" calcext:value-type="float">
            <text:p>1461.775</text:p>
          </table:table-cell>
          <table:table-cell table:style-name="ce1" office:value-type="float" office:value="50000" calcext:value-type="float">
            <text:p>50000</text:p>
          </table:table-cell>
          <table:table-cell table:style-name="ce1" office:value-type="float" office:value="38500" calcext:value-type="float">
            <text:p>38500</text:p>
          </table:table-cell>
          <table:table-cell table:style-name="ce1" office:value-type="float" office:value="0.1263376623" calcext:value-type="float">
            <text:p>0.1263376623</text:p>
          </table:table-cell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<text:s/>C31 <text:s text:c="7"/></text:p>
          </table:table-cell>
          <table:table-cell table:style-name="ce1" office:value-type="string" calcext:value-type="string">
            <text:p><text:s/>Pomme de terre</text:p>
          </table:table-cell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7075" calcext:value-type="float">
            <text:p>7075</text:p>
          </table:table-cell>
          <table:table-cell table:style-name="ce1" office:value-type="float" office:value="7396" calcext:value-type="float">
            <text:p>7396</text:p>
          </table:table-cell>
          <table:table-cell table:style-name="ce1"/>
          <table:table-cell table:style-name="ce1" office:value-type="float" office:value="2171.865" calcext:value-type="float">
            <text:p>2171.865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5400" calcext:value-type="float">
            <text:p>15400</text:p>
          </table:table-cell>
          <table:table-cell table:style-name="ce1" office:value-type="float" office:value="0.4802597403" calcext:value-type="float">
            <text:p>0.4802597403</text:p>
          </table:table-cell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<text:s/>C32 <text:s text:c="7"/></text:p>
          </table:table-cell>
          <table:table-cell table:style-name="ce1" office:value-type="string" calcext:value-type="string">
            <text:p><text:s/>Patates</text:p>
          </table:table-cell>
          <table:table-cell table:style-name="ce1" office:value-type="float" office:value="1084" calcext:value-type="float">
            <text:p>1084</text:p>
          </table:table-cell>
          <table:table-cell table:style-name="ce1" office:value-type="float" office:value="6985" calcext:value-type="float">
            <text:p>6985</text:p>
          </table:table-cell>
          <table:table-cell table:style-name="ce1" office:value-type="float" office:value="8069" calcext:value-type="float">
            <text:p>8069</text:p>
          </table:table-cell>
          <table:table-cell table:style-name="ce1"/>
          <table:table-cell table:style-name="ce1" office:value-type="float" office:value="24839.6538999981" calcext:value-type="float">
            <text:p>24839.6538999981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30800" calcext:value-type="float">
            <text:p>30800</text:p>
          </table:table-cell>
          <table:table-cell table:style-name="ce1" office:value-type="float" office:value="0.2619805195" calcext:value-type="float">
            <text:p>0.2619805195</text:p>
          </table:table-cell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<text:s/>C33 <text:s text:c="7"/></text:p>
          </table:table-cell>
          <table:table-cell table:style-name="ce1" office:value-type="string" calcext:value-type="string">
            <text:p><text:s/>Ignames</text:p>
          </table:table-cell>
          <table:table-cell table:style-name="ce1" office:value-type="float" office:value="1630" calcext:value-type="float">
            <text:p>1630</text:p>
          </table:table-cell>
          <table:table-cell table:style-name="ce1" office:value-type="float" office:value="23832.9999999998" calcext:value-type="float">
            <text:p>23832.9999999998</text:p>
          </table:table-cell>
          <table:table-cell table:style-name="ce1" office:value-type="float" office:value="25462.9999999998" calcext:value-type="float">
            <text:p>25462.9999999998</text:p>
          </table:table-cell>
          <table:table-cell table:style-name="ce1"/>
          <table:table-cell table:style-name="ce1" office:value-type="float" office:value="22706.9681499942" calcext:value-type="float">
            <text:p>22706.9681499942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<text:s/>C34 <text:s text:c="7"/></text:p>
          </table:table-cell>
          <table:table-cell table:style-name="ce1" office:value-type="string" calcext:value-type="string">
            <text:p><text:s/>Manioc doux</text:p>
          </table:table-cell>
          <table:table-cell table:style-name="ce1" office:value-type="float" office:value="704" calcext:value-type="float">
            <text:p>704</text:p>
          </table:table-cell>
          <table:table-cell table:style-name="ce1" office:value-type="float" office:value="14696.9999999999" calcext:value-type="float">
            <text:p>14696.9999999999</text:p>
          </table:table-cell>
          <table:table-cell table:style-name="ce1" office:value-type="float" office:value="15400.9999999999" calcext:value-type="float">
            <text:p>15400.9999999999</text:p>
          </table:table-cell>
          <table:table-cell table:style-name="ce1"/>
          <table:table-cell table:style-name="ce1" office:value-type="float" office:value="15640.7593999954" calcext:value-type="float">
            <text:p>15640.7593999954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<text:s/>C35 <text:s text:c="7"/></text:p>
          </table:table-cell>
          <table:table-cell table:style-name="ce1" office:value-type="string" calcext:value-type="string">
            <text:p><text:s/>Manioc amer</text:p>
          </table:table-cell>
          <table:table-cell table:style-name="ce1" office:value-type="float" office:value="1252" calcext:value-type="float">
            <text:p>1252</text:p>
          </table:table-cell>
          <table:table-cell table:style-name="ce1" office:value-type="float" office:value="16860.97" calcext:value-type="float">
            <text:p>16860.97</text:p>
          </table:table-cell>
          <table:table-cell table:style-name="ce1" office:value-type="float" office:value="18112.97" calcext:value-type="float">
            <text:p>18112.97</text:p>
          </table:table-cell>
          <table:table-cell table:style-name="ce1"/>
          <table:table-cell table:style-name="ce1" office:value-type="float" office:value="13037.5183499993" calcext:value-type="float">
            <text:p>13037.5183499993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table:number-columns-repeated="1014"/>
        </table:table-row>
        <table:table-row table:style-name="ro1">
          <table:table-cell table:style-name="ce1" office:value-type="string" calcext:value-type="string">
            <text:p><text:s/>C36 <text:s text:c="7"/></text:p>
          </table:table-cell>
          <table:table-cell table:style-name="ce1" office:value-type="string" calcext:value-type="string">
            <text:p><text:s/>Malanga Taro</text:p>
          </table:table-cell>
          <table:table-cell table:style-name="ce1" office:value-type="float" office:value="1152" calcext:value-type="float">
            <text:p>1152</text:p>
          </table:table-cell>
          <table:table-cell table:style-name="ce1" office:value-type="float" office:value="22215.03" calcext:value-type="float">
            <text:p>22215.03</text:p>
          </table:table-cell>
          <table:table-cell table:style-name="ce1" office:value-type="float" office:value="23367.03" calcext:value-type="float">
            <text:p>23367.03</text:p>
          </table:table-cell>
          <table:table-cell table:style-name="ce1"/>
          <table:table-cell table:style-name="ce1" office:value-type="float" office:value="6750.4250499994" calcext:value-type="float">
            <text:p>6750.4250499994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/>C37 <text:s text:c="7"/></text:p>
          </table:table-cell>
          <table:table-cell office:value-type="string" calcext:value-type="string">
            <text:p><text:s/>Autres racines et tubercules n.c.a (Navetsradis..)</text:p>
          </table:table-cell>
          <table:table-cell office:value-type="float" office:value="340" calcext:value-type="float">
            <text:p>340</text:p>
          </table:table-cell>
          <table:table-cell office:value-type="float" office:value="7087.9999999995" calcext:value-type="float">
            <text:p>7087.9999999995</text:p>
          </table:table-cell>
          <table:table-cell office:value-type="float" office:value="7427.9999999995" calcext:value-type="float">
            <text:p>7427.9999999995</text:p>
          </table:table-cell>
          <table:table-cell/>
          <table:table-cell office:value-type="float" office:value="184.345" calcext:value-type="float">
            <text:p>184.345</text:p>
          </table:table-cell>
          <table:table-cell office:value-type="float" office:value="40000" calcext:value-type="float">
            <text:p>40000</text:p>
          </table:table-cell>
          <table:table-cell office:value-type="float" office:value="30800" calcext:value-type="float">
            <text:p>30800</text:p>
          </table:table-cell>
          <table:table-cell office:value-type="float" office:value="0.2411688312" calcext:value-type="float">
            <text:p>0.2411688312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<text:s/>C38 <text:s text:c="7"/></text:p>
          </table:table-cell>
          <table:table-cell table:style-name="ce1" office:value-type="string" calcext:value-type="string">
            <text:p><text:s/>Champignons et truffes</text:p>
          </table:table-cell>
          <table:table-cell table:style-name="ce1" office:value-type="float" office:value="1716" calcext:value-type="float">
            <text:p>1716</text:p>
          </table:table-cell>
          <table:table-cell table:style-name="ce1" office:value-type="float" office:value="6447" calcext:value-type="float">
            <text:p>6447</text:p>
          </table:table-cell>
          <table:table-cell table:style-name="ce1" office:value-type="float" office:value="8163" calcext:value-type="float">
            <text:p>8163</text:p>
          </table:table-cell>
          <table:table-cell table:style-name="ce1"/>
          <table:table-cell table:style-name="ce1" office:value-type="float" office:value="9.65695" calcext:value-type="float">
            <text:p>9.65695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/>C39 <text:s text:c="7"/></text:p>
          </table:table-cell>
          <table:table-cell office:value-type="string" calcext:value-type="string">
            <text:p><text:s/>Avocats</text:p>
          </table:table-cell>
          <table:table-cell office:value-type="float" office:value="308351.009999999" calcext:value-type="float">
            <text:p>308351.009999999</text:p>
          </table:table-cell>
          <table:table-cell office:value-type="float" office:value="8086299.20999854" calcext:value-type="float">
            <text:p>8086299.20999854</text:p>
          </table:table-cell>
          <table:table-cell office:value-type="float" office:value="8394650.21999854" calcext:value-type="float">
            <text:p>8394650.21999854</text:p>
          </table:table-cell>
          <table:table-cell/>
          <table:table-cell office:value-type="float" office:value="156.1358999999" calcext:value-type="float">
            <text:p>156.1358999999</text:p>
          </table:table-cell>
          <table:table-cell office:value-type="float" office:value="100" calcext:value-type="float">
            <text:p>100</text:p>
          </table:table-cell>
          <table:table-cell office:value-type="float" office:value="3.08" calcext:value-type="float">
            <text:p>3.08</text:p>
          </table:table-cell>
          <table:table-cell table:formula="of:=[.I36]*[.G36]" office:value-type="float" office:value="480.898571999692" calcext:value-type="float">
            <text:p>480.8985719997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<text:s/>C4 <text:s text:c="8"/></text:p>
          </table:table-cell>
          <table:table-cell table:style-name="ce1" office:value-type="string" calcext:value-type="string">
            <text:p><text:s/>Haricots(BeurreBlancNoir Rouge...)</text:p>
          </table:table-cell>
          <table:table-cell table:style-name="ce1" office:value-type="float" office:value="4841.0199999994" calcext:value-type="float">
            <text:p>4841.0199999994</text:p>
          </table:table-cell>
          <table:table-cell table:style-name="ce1" office:value-type="float" office:value="59328.09" calcext:value-type="float">
            <text:p>59328.09</text:p>
          </table:table-cell>
          <table:table-cell table:style-name="ce1" office:value-type="float" office:value="64169.1099999994" calcext:value-type="float">
            <text:p>64169.1099999994</text:p>
          </table:table-cell>
          <table:table-cell table:style-name="ce1"/>
          <table:table-cell table:style-name="ce1" office:value-type="float" office:value="91795.5933999785" calcext:value-type="float">
            <text:p>91795.5933999785</text:p>
          </table:table-cell>
          <table:table-cell table:style-name="ce1" office:value-type="float" office:value="150000" calcext:value-type="float">
            <text:p>150000</text:p>
          </table:table-cell>
          <table:table-cell table:style-name="ce1" office:value-type="float" office:value="115500" calcext:value-type="float">
            <text:p>115500</text:p>
          </table:table-cell>
          <table:table-cell table:style-name="ce1" office:value-type="float" office:value="0.55557671" calcext:value-type="float">
            <text:p>0.55557671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/>C40 <text:s text:c="7"/></text:p>
          </table:table-cell>
          <table:table-cell office:value-type="string" calcext:value-type="string">
            <text:p><text:s/>Bananes et plantains</text:p>
          </table:table-cell>
          <table:table-cell office:value-type="float" office:value="3548718" calcext:value-type="float">
            <text:p>3548718</text:p>
          </table:table-cell>
          <table:table-cell office:value-type="float" office:value="45956395.1399895" calcext:value-type="float">
            <text:p>45956395.1399895</text:p>
          </table:table-cell>
          <table:table-cell office:value-type="float" office:value="49505113.1399895" calcext:value-type="float">
            <text:p>49505113.1399895</text:p>
          </table:table-cell>
          <table:table-cell/>
          <table:table-cell office:value-type="float" office:value="37635.4353499976" calcext:value-type="float">
            <text:p>37635.4353499976</text:p>
          </table:table-cell>
          <table:table-cell office:value-type="float" office:value="800" calcext:value-type="float">
            <text:p>800</text:p>
          </table:table-cell>
          <table:table-cell table:formula="of:=[.H38]*0.77" office:value-type="float" office:value="616" calcext:value-type="float">
            <text:p>616</text:p>
          </table:table-cell>
          <table:table-cell table:formula="of:=[.I38]*[.G38]" office:value-type="float" office:value="23183428.1755985" calcext:value-type="float">
            <text:p>23183428.1755985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41 <text:s text:c="7"/></text:p>
          </table:table-cell>
          <table:table-cell office:value-type="string" calcext:value-type="string">
            <text:p><text:s/>Tamarin</text:p>
          </table:table-cell>
          <table:table-cell office:value-type="float" office:value="8864" calcext:value-type="float">
            <text:p>8864</text:p>
          </table:table-cell>
          <table:table-cell office:value-type="float" office:value="152028.089999991" calcext:value-type="float">
            <text:p>152028.089999991</text:p>
          </table:table-cell>
          <table:table-cell office:value-type="float" office:value="160892.089999991" calcext:value-type="float">
            <text:p>160892.089999991</text:p>
          </table:table-cell>
          <table:table-cell/>
          <table:table-cell office:value-type="float" office:value="94.6614" calcext:value-type="float">
            <text:p>94.6614</text:p>
          </table:table-cell>
          <table:table-cell table:formula="of:=0.5*1000" office:value-type="float" office:value="500" calcext:value-type="float">
            <text:p>500</text:p>
          </table:table-cell>
          <table:table-cell table:formula="of:=[.H39]*0.77" office:value-type="float" office:value="385" calcext:value-type="float">
            <text:p>385</text:p>
          </table:table-cell>
          <table:table-cell table:formula="of:=[.I39]*[.G39]" office:value-type="float" office:value="36444.639" calcext:value-type="float">
            <text:p>36444.639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<text:s/>C42 <text:s text:c="7"/></text:p>
          </table:table-cell>
          <table:table-cell office:value-type="string" calcext:value-type="string">
            <text:p><text:s/>Guayave</text:p>
          </table:table-cell>
          <table:table-cell office:value-type="float" office:value="25937" calcext:value-type="float">
            <text:p>25937</text:p>
          </table:table-cell>
          <table:table-cell office:value-type="float" office:value="362160.489999707" calcext:value-type="float">
            <text:p>362160.489999707</text:p>
          </table:table-cell>
          <table:table-cell office:value-type="float" office:value="388097.489999707" calcext:value-type="float">
            <text:p>388097.489999707</text:p>
          </table:table-cell>
          <table:table-cell/>
          <table:table-cell office:value-type="float" office:value="29.415" calcext:value-type="float">
            <text:p>29.415</text:p>
          </table:table-cell>
          <table:table-cell office:value-type="float" office:value="200" calcext:value-type="float">
            <text:p>200</text:p>
          </table:table-cell>
          <table:table-cell table:formula="of:=[.H40]*0.77" office:value-type="float" office:value="154" calcext:value-type="float">
            <text:p>154</text:p>
          </table:table-cell>
          <table:table-cell table:formula="of:=[.I40]*[.G40]" office:value-type="float" office:value="4529.91" calcext:value-type="float">
            <text:p>4529.91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43 <text:s text:c="7"/></text:p>
          </table:table-cell>
          <table:table-cell office:value-type="string" calcext:value-type="string">
            <text:p><text:s/>Corossol</text:p>
          </table:table-cell>
          <table:table-cell office:value-type="float" office:value="47575.9999999999" calcext:value-type="float">
            <text:p>47575.9999999999</text:p>
          </table:table-cell>
          <table:table-cell office:value-type="float" office:value="1209086.02999989" calcext:value-type="float">
            <text:p>1209086.02999989</text:p>
          </table:table-cell>
          <table:table-cell office:value-type="float" office:value="1256662.02999989" calcext:value-type="float">
            <text:p>1256662.02999989</text:p>
          </table:table-cell>
          <table:table-cell/>
          <table:table-cell office:value-type="float" office:value="46.1112499999" calcext:value-type="float">
            <text:p>46.1112499999</text:p>
          </table:table-cell>
          <table:table-cell office:value-type="float" office:value="100" calcext:value-type="float">
            <text:p>100</text:p>
          </table:table-cell>
          <table:table-cell table:formula="of:=[.H41]*0.77" office:value-type="float" office:value="77" calcext:value-type="float">
            <text:p>77</text:p>
          </table:table-cell>
          <table:table-cell table:formula="of:=[.I41]*[.G41]" office:value-type="float" office:value="3550.5662499923" calcext:value-type="float">
            <text:p>3550.5662499923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<text:s/>C44 <text:s text:c="7"/></text:p>
          </table:table-cell>
          <table:table-cell office:value-type="string" calcext:value-type="string">
            <text:p><text:s/>Cachiman (None)</text:p>
          </table:table-cell>
          <table:table-cell office:value-type="float" office:value="31753.9999999999" calcext:value-type="float">
            <text:p>31753.9999999999</text:p>
          </table:table-cell>
          <table:table-cell office:value-type="float" office:value="942033.029999968" calcext:value-type="float">
            <text:p>942033.029999968</text:p>
          </table:table-cell>
          <table:table-cell office:value-type="float" office:value="973787.029999968" calcext:value-type="float">
            <text:p>973787.029999968</text:p>
          </table:table-cell>
          <table:table-cell/>
          <table:table-cell office:value-type="float" office:value="16.7" calcext:value-type="float">
            <text:p>16.7</text:p>
          </table:table-cell>
          <table:table-cell office:value-type="float" office:value="100" calcext:value-type="float">
            <text:p>100</text:p>
          </table:table-cell>
          <table:table-cell table:formula="of:=[.H42]*0.77" office:value-type="float" office:value="77" calcext:value-type="float">
            <text:p>77</text:p>
          </table:table-cell>
          <table:table-cell table:formula="of:=[.I42]*[.G42]" office:value-type="float" office:value="1285.9" calcext:value-type="float">
            <text:p>1285.9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45 <text:s text:c="7"/></text:p>
          </table:table-cell>
          <table:table-cell office:value-type="string" calcext:value-type="string">
            <text:p><text:s/>Mangues francisque</text:p>
          </table:table-cell>
          <table:table-cell office:value-type="float" office:value="50077.03" calcext:value-type="float">
            <text:p>50077.03</text:p>
          </table:table-cell>
          <table:table-cell office:value-type="float" office:value="1505860.46999961" calcext:value-type="float">
            <text:p>1505860.46999961</text:p>
          </table:table-cell>
          <table:table-cell office:value-type="float" office:value="1555937.49999961" calcext:value-type="float">
            <text:p>1555937.49999961</text:p>
          </table:table-cell>
          <table:table-cell/>
          <table:table-cell office:value-type="float" office:value="63.3568" calcext:value-type="float">
            <text:p>63.3568</text:p>
          </table:table-cell>
          <table:table-cell office:value-type="float" office:value="75" calcext:value-type="float">
            <text:p>75</text:p>
          </table:table-cell>
          <table:table-cell table:formula="of:=[.H43]*0.77" office:value-type="float" office:value="57.75" calcext:value-type="float">
            <text:p>57.75</text:p>
          </table:table-cell>
          <table:table-cell table:formula="of:=[.I43]*[.G43]" office:value-type="float" office:value="3658.8552" calcext:value-type="float">
            <text:p>3658.8552</text:p>
          </table:table-cell>
          <table:table-cell office:value-type="float" office:value="2439.2368" calcext:value-type="float">
            <text:p>2439.236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<text:s/>C46 <text:s text:c="7"/></text:p>
          </table:table-cell>
          <table:table-cell office:value-type="string" calcext:value-type="string">
            <text:p><text:s/>Autres mangues</text:p>
          </table:table-cell>
          <table:table-cell office:value-type="float" office:value="431355.13" calcext:value-type="float">
            <text:p>431355.13</text:p>
          </table:table-cell>
          <table:table-cell office:value-type="float" office:value="16220154.5899959" calcext:value-type="float">
            <text:p>16220154.5899959</text:p>
          </table:table-cell>
          <table:table-cell office:value-type="float" office:value="16651509.7199959" calcext:value-type="float">
            <text:p>16651509.7199959</text:p>
          </table:table-cell>
          <table:table-cell/>
          <table:table-cell office:value-type="float" office:value="288.61975" calcext:value-type="float">
            <text:p>288.61975</text:p>
          </table:table-cell>
          <table:table-cell office:value-type="float" office:value="75" calcext:value-type="float">
            <text:p>75</text:p>
          </table:table-cell>
          <table:table-cell table:formula="of:=[.H44]*0.77" office:value-type="float" office:value="57.75" calcext:value-type="float">
            <text:p>57.75</text:p>
          </table:table-cell>
          <table:table-cell table:formula="of:=[.I44]*[.G44]" office:value-type="float" office:value="16667.7905625" calcext:value-type="float">
            <text:p>16667.7905625</text:p>
          </table:table-cell>
          <table:table-cell office:value-type="float" office:value="11111.8603749997" calcext:value-type="float">
            <text:p>11111.8603749997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<text:s/>C47 <text:s text:c="7"/></text:p>
          </table:table-cell>
          <table:table-cell office:value-type="string" calcext:value-type="string">
            <text:p><text:s/>Papayes</text:p>
          </table:table-cell>
          <table:table-cell office:value-type="float" office:value="44257.0399999997" calcext:value-type="float">
            <text:p>44257.0399999997</text:p>
          </table:table-cell>
          <table:table-cell office:value-type="float" office:value="1103664.43999987" calcext:value-type="float">
            <text:p>1103664.43999987</text:p>
          </table:table-cell>
          <table:table-cell office:value-type="float" office:value="1147921.47999987" calcext:value-type="float">
            <text:p>1147921.47999987</text:p>
          </table:table-cell>
          <table:table-cell/>
          <table:table-cell office:value-type="float" office:value="181.36" calcext:value-type="float">
            <text:p>181.36</text:p>
          </table:table-cell>
          <table:table-cell office:value-type="float" office:value="750" calcext:value-type="float">
            <text:p>750</text:p>
          </table:table-cell>
          <table:table-cell table:formula="of:=[.H45]*0.77" office:value-type="float" office:value="577.5" calcext:value-type="float">
            <text:p>577.5</text:p>
          </table:table-cell>
          <table:table-cell table:formula="of:=[.I45]*[.G45]" office:value-type="float" office:value="104735.4" calcext:value-type="float">
            <text:p>104735.4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48 <text:s text:c="7"/></text:p>
          </table:table-cell>
          <table:table-cell office:value-type="string" calcext:value-type="string">
            <text:p><text:s/>Ananas</text:p>
          </table:table-cell>
          <table:table-cell office:value-type="float" office:value="11322" calcext:value-type="float">
            <text:p>11322</text:p>
          </table:table-cell>
          <table:table-cell office:value-type="float" office:value="407679.989999997" calcext:value-type="float">
            <text:p>407679.989999997</text:p>
          </table:table-cell>
          <table:table-cell office:value-type="float" office:value="419001.989999997" calcext:value-type="float">
            <text:p>419001.989999997</text:p>
          </table:table-cell>
          <table:table-cell/>
          <table:table-cell office:value-type="float" office:value="236.59" calcext:value-type="float">
            <text:p>236.59</text:p>
          </table:table-cell>
          <table:table-cell office:value-type="float" office:value="30000" calcext:value-type="float">
            <text:p>30000</text:p>
          </table:table-cell>
          <table:table-cell table:formula="of:=[.H46]*0.77" office:value-type="float" office:value="23100" calcext:value-type="float">
            <text:p>23100</text:p>
          </table:table-cell>
          <table:table-cell table:formula="of:=[.E46]/[.I46]" office:value-type="float" office:value="18.1386142857142" calcext:value-type="float">
            <text:p>18.1386142857</text:p>
          </table:table-cell>
          <table:table-cell/>
          <table:table-cell office:value-type="string" calcext:value-type="string">
            <text:p>c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<text:s/>C49 <text:s text:c="7"/></text:p>
          </table:table-cell>
          <table:table-cell office:value-type="string" calcext:value-type="string">
            <text:p><text:s/>Arbre véritable</text:p>
          </table:table-cell>
          <table:table-cell office:value-type="float" office:value="151599.11" calcext:value-type="float">
            <text:p>151599.11</text:p>
          </table:table-cell>
          <table:table-cell office:value-type="float" office:value="5880029.14999993" calcext:value-type="float">
            <text:p>5880029.14999993</text:p>
          </table:table-cell>
          <table:table-cell office:value-type="float" office:value="6031628.25999993" calcext:value-type="float">
            <text:p>6031628.25999993</text:p>
          </table:table-cell>
          <table:table-cell/>
          <table:table-cell office:value-type="float" office:value="112.47995" calcext:value-type="float">
            <text:p>112.47995</text:p>
          </table:table-cell>
          <table:table-cell/>
          <table:table-cell table:formula="of:=[.H47]*0.77" office:value-type="float" office:value="0" calcext:value-type="float">
            <text:p>0</text:p>
          </table:table-cell>
          <table:table-cell table:formula="of:=[.I47]*[.G47]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<text:s/>C5 <text:s text:c="8"/></text:p>
          </table:table-cell>
          <table:table-cell table:style-name="ce1" office:value-type="string" calcext:value-type="string">
            <text:p><text:s/>Pois Congo</text:p>
          </table:table-cell>
          <table:table-cell table:style-name="ce1" office:value-type="float" office:value="4372" calcext:value-type="float">
            <text:p>4372</text:p>
          </table:table-cell>
          <table:table-cell table:style-name="ce1" office:value-type="float" office:value="7823.9999999995" calcext:value-type="float">
            <text:p>7823.9999999995</text:p>
          </table:table-cell>
          <table:table-cell table:style-name="ce1" office:value-type="float" office:value="12195.9999999995" calcext:value-type="float">
            <text:p>12195.9999999995</text:p>
          </table:table-cell>
          <table:table-cell table:style-name="ce1"/>
          <table:table-cell table:style-name="ce1" office:value-type="float" office:value="41872.6123999745" calcext:value-type="float">
            <text:p>41872.6123999745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30800" calcext:value-type="float">
            <text:p>30800</text:p>
          </table:table-cell>
          <table:table-cell table:style-name="ce1" office:value-type="float" office:value="0.395974026" calcext:value-type="float">
            <text:p>0.395974026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/>C50 <text:s text:c="7"/></text:p>
          </table:table-cell>
          <table:table-cell office:value-type="string" calcext:value-type="string">
            <text:p><text:s/>Arbre à pain</text:p>
          </table:table-cell>
          <table:table-cell office:value-type="float" office:value="35627.03" calcext:value-type="float">
            <text:p>35627.03</text:p>
          </table:table-cell>
          <table:table-cell office:value-type="float" office:value="1010618.84999998" calcext:value-type="float">
            <text:p>1010618.84999998</text:p>
          </table:table-cell>
          <table:table-cell office:value-type="float" office:value="1046245.87999998" calcext:value-type="float">
            <text:p>1046245.87999998</text:p>
          </table:table-cell>
          <table:table-cell/>
          <table:table-cell office:value-type="float" office:value="29.64" calcext:value-type="float">
            <text:p>29.6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51 <text:s text:c="7"/></text:p>
          </table:table-cell>
          <table:table-cell office:value-type="string" calcext:value-type="string">
            <text:p><text:s/>Abricots</text:p>
          </table:table-cell>
          <table:table-cell office:value-type="float" office:value="12753" calcext:value-type="float">
            <text:p>12753</text:p>
          </table:table-cell>
          <table:table-cell office:value-type="float" office:value="225418.02" calcext:value-type="float">
            <text:p>225418.02</text:p>
          </table:table-cell>
          <table:table-cell office:value-type="float" office:value="238171.02" calcext:value-type="float">
            <text:p>238171.02</text:p>
          </table:table-cell>
          <table:table-cell/>
          <table:table-cell office:value-type="float" office:value="14.695" calcext:value-type="float">
            <text:p>14.69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52 <text:s text:c="7"/></text:p>
          </table:table-cell>
          <table:table-cell office:value-type="string" calcext:value-type="string">
            <text:p><text:s/>Quenêpe</text:p>
          </table:table-cell>
          <table:table-cell office:value-type="float" office:value="41704.0999999997" calcext:value-type="float">
            <text:p>41704.0999999997</text:p>
          </table:table-cell>
          <table:table-cell office:value-type="float" office:value="530573.499999932" calcext:value-type="float">
            <text:p>530573.499999932</text:p>
          </table:table-cell>
          <table:table-cell office:value-type="float" office:value="572277.599999932" calcext:value-type="float">
            <text:p>572277.599999932</text:p>
          </table:table-cell>
          <table:table-cell/>
          <table:table-cell office:value-type="float" office:value="27.02" calcext:value-type="float">
            <text:p>27.0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53 <text:s text:c="7"/></text:p>
          </table:table-cell>
          <table:table-cell office:value-type="string" calcext:value-type="string">
            <text:p><text:s/>Corombola</text:p>
          </table:table-cell>
          <table:table-cell office:value-type="float" office:value="405" calcext:value-type="float">
            <text:p>405</text:p>
          </table:table-cell>
          <table:table-cell office:value-type="float" office:value="5276.9999999985" calcext:value-type="float">
            <text:p>5276.9999999985</text:p>
          </table:table-cell>
          <table:table-cell office:value-type="float" office:value="5681.9999999985" calcext:value-type="float">
            <text:p>5681.9999999985</text:p>
          </table:table-cell>
          <table:table-cell/>
          <table:table-cell office:value-type="float" office:value="8.75565" calcext:value-type="float">
            <text:p>8.75565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54 <text:s text:c="7"/></text:p>
          </table:table-cell>
          <table:table-cell office:value-type="string" calcext:value-type="string">
            <text:p><text:s/>Autres fruits tropicaux et subtropicaux(Sapotille cayimitejaquierDattes jaune d'oeuf)</text:p>
          </table:table-cell>
          <table:table-cell office:value-type="float" office:value="53422.999999854" calcext:value-type="float">
            <text:p>53422.999999854</text:p>
          </table:table-cell>
          <table:table-cell office:value-type="float" office:value="195534.999999898" calcext:value-type="float">
            <text:p>195534.999999898</text:p>
          </table:table-cell>
          <table:table-cell office:value-type="float" office:value="248957.999999752" calcext:value-type="float">
            <text:p>248957.999999752</text:p>
          </table:table-cell>
          <table:table-cell/>
          <table:table-cell office:value-type="float" office:value="12.70055" calcext:value-type="float">
            <text:p>12.7005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55 <text:s text:c="7"/></text:p>
          </table:table-cell>
          <table:table-cell office:value-type="string" calcext:value-type="string">
            <text:p><text:s/>Pamplemousses(Chadèque)</text:p>
          </table:table-cell>
          <table:table-cell office:value-type="float" office:value="107004.99" calcext:value-type="float">
            <text:p>107004.99</text:p>
          </table:table-cell>
          <table:table-cell office:value-type="float" office:value="2986534.29999992" calcext:value-type="float">
            <text:p>2986534.29999992</text:p>
          </table:table-cell>
          <table:table-cell office:value-type="float" office:value="3093539.28999992" calcext:value-type="float">
            <text:p>3093539.28999992</text:p>
          </table:table-cell>
          <table:table-cell/>
          <table:table-cell office:value-type="float" office:value="26.53975" calcext:value-type="float">
            <text:p>26.539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56 <text:s text:c="7"/></text:p>
          </table:table-cell>
          <table:table-cell office:value-type="string" calcext:value-type="string">
            <text:p><text:s/>Citrons et limes</text:p>
          </table:table-cell>
          <table:table-cell office:value-type="float" office:value="89711.6299999991" calcext:value-type="float">
            <text:p>89711.6299999991</text:p>
          </table:table-cell>
          <table:table-cell office:value-type="float" office:value="1739108.65999995" calcext:value-type="float">
            <text:p>1739108.65999995</text:p>
          </table:table-cell>
          <table:table-cell office:value-type="float" office:value="1828820.28999995" calcext:value-type="float">
            <text:p>1828820.28999995</text:p>
          </table:table-cell>
          <table:table-cell/>
          <table:table-cell office:value-type="float" office:value="25.63" calcext:value-type="float">
            <text:p>25.63</text:p>
          </table:table-cell>
          <table:table-cell table:formula="of:=0.05*10000"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57 <text:s text:c="7"/></text:p>
          </table:table-cell>
          <table:table-cell office:value-type="string" calcext:value-type="string">
            <text:p><text:s/>Oranges</text:p>
          </table:table-cell>
          <table:table-cell office:value-type="float" office:value="137438" calcext:value-type="float">
            <text:p>137438</text:p>
          </table:table-cell>
          <table:table-cell office:value-type="float" office:value="4022610.68999953" calcext:value-type="float">
            <text:p>4022610.68999953</text:p>
          </table:table-cell>
          <table:table-cell office:value-type="float" office:value="4160048.68999953" calcext:value-type="float">
            <text:p>4160048.68999953</text:p>
          </table:table-cell>
          <table:table-cell/>
          <table:table-cell office:value-type="float" office:value="36.2304" calcext:value-type="float">
            <text:p>36.230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58 <text:s text:c="7"/></text:p>
          </table:table-cell>
          <table:table-cell office:value-type="string" calcext:value-type="string">
            <text:p><text:s/>Tangerines mandarines clémentines</text:p>
          </table:table-cell>
          <table:table-cell office:value-type="float" office:value="85390.0399999989" calcext:value-type="float">
            <text:p>85390.0399999989</text:p>
          </table:table-cell>
          <table:table-cell office:value-type="float" office:value="2433138.74999912" calcext:value-type="float">
            <text:p>2433138.74999912</text:p>
          </table:table-cell>
          <table:table-cell office:value-type="float" office:value="2518528.78999912" calcext:value-type="float">
            <text:p>2518528.78999912</text:p>
          </table:table-cell>
          <table:table-cell/>
          <table:table-cell office:value-type="float" office:value="27.035" calcext:value-type="float">
            <text:p>27.03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59 <text:s text:c="7"/></text:p>
          </table:table-cell>
          <table:table-cell office:value-type="string" calcext:value-type="string">
            <text:p><text:s/>Autres agrumes (Bigaradier...)</text:p>
          </table:table-cell>
          <table:table-cell office:value-type="float" office:value="16115" calcext:value-type="float">
            <text:p>16115</text:p>
          </table:table-cell>
          <table:table-cell office:value-type="float" office:value="156918.04" calcext:value-type="float">
            <text:p>156918.04</text:p>
          </table:table-cell>
          <table:table-cell office:value-type="float" office:value="173033.04" calcext:value-type="float">
            <text:p>173033.04</text:p>
          </table:table-cell>
          <table:table-cell/>
          <table:table-cell office:value-type="float" office:value="2.475" calcext:value-type="float">
            <text:p>2.4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<text:s/>C6 <text:s text:c="8"/></text:p>
          </table:table-cell>
          <table:table-cell table:style-name="ce1" office:value-type="string" calcext:value-type="string">
            <text:p><text:s/>Pois souche</text:p>
          </table:table-cell>
          <table:table-cell table:style-name="ce1" office:value-type="float" office:value="273.9999999999" calcext:value-type="float">
            <text:p>273.9999999999</text:p>
          </table:table-cell>
          <table:table-cell table:style-name="ce1" office:value-type="float" office:value="3178.97" calcext:value-type="float">
            <text:p>3178.97</text:p>
          </table:table-cell>
          <table:table-cell table:style-name="ce1" office:value-type="float" office:value="3452.9699999999" calcext:value-type="float">
            <text:p>3452.9699999999</text:p>
          </table:table-cell>
          <table:table-cell table:style-name="ce1"/>
          <table:table-cell table:style-name="ce1" office:value-type="float" office:value="6930.3773999984" calcext:value-type="float">
            <text:p>6930.3773999984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30800" calcext:value-type="float">
            <text:p>30800</text:p>
          </table:table-cell>
          <table:table-cell table:style-name="ce1" office:value-type="float" office:value="0.1121094156" calcext:value-type="float">
            <text:p>0.1121094156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/>C60 <text:s text:c="7"/></text:p>
          </table:table-cell>
          <table:table-cell office:value-type="string" calcext:value-type="string">
            <text:p><text:s/>Raisins</text:p>
          </table:table-cell>
          <table:table-cell office:value-type="float" office:value="1497" calcext:value-type="float">
            <text:p>1497</text:p>
          </table:table-cell>
          <table:table-cell office:value-type="float" office:value="10862.0399999992" calcext:value-type="float">
            <text:p>10862.0399999992</text:p>
          </table:table-cell>
          <table:table-cell office:value-type="float" office:value="12359.0399999992" calcext:value-type="float">
            <text:p>12359.0399999992</text:p>
          </table:table-cell>
          <table:table-cell/>
          <table:table-cell office:value-type="float" office:value="1.535" calcext:value-type="float">
            <text:p>1.535</text:p>
          </table:table-cell>
          <table:table-cell office:value-type="float" office:value="1000" calcext:value-type="float">
            <text:p>1000</text:p>
          </table:table-cell>
          <table:table-cell table:formula="of:=[.H60]*0.77" office:value-type="float" office:value="770" calcext:value-type="float">
            <text:p>77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<text:s/>C61 <text:s text:c="7"/></text:p>
          </table:table-cell>
          <table:table-cell table:style-name="ce1" office:value-type="string" calcext:value-type="string">
            <text:p><text:s/>Fraises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26" calcext:value-type="float">
            <text:p>926</text:p>
          </table:table-cell>
          <table:table-cell table:style-name="ce1" office:value-type="float" office:value="934" calcext:value-type="float">
            <text:p>934</text:p>
          </table:table-cell>
          <table:table-cell table:style-name="ce1"/>
          <table:table-cell table:style-name="ce1" office:value-type="float" office:value="4.505" calcext:value-type="float">
            <text:p>4.505</text:p>
          </table:table-cell>
          <table:table-cell table:style-name="ce1" office:value-type="float" office:value="20000" calcext:value-type="float">
            <text:p>20000</text:p>
          </table:table-cell>
          <table:table-cell table:style-name="ce1" office:value-type="float" office:value="15400" calcext:value-type="float">
            <text:p>15400</text:p>
          </table:table-cell>
          <table:table-cell table:style-name="ce1" office:value-type="float" office:value="0.0606493506" calcext:value-type="float">
            <text:p>0.0606493506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/>C62 <text:s text:c="7"/></text:p>
          </table:table-cell>
          <table:table-cell office:value-type="string" calcext:value-type="string">
            <text:p><text:s/>Autres baies(MuresFramboises.)</text:p>
          </table:table-cell>
          <table:table-cell office:value-type="float" office:value="474" calcext:value-type="float">
            <text:p>474</text:p>
          </table:table-cell>
          <table:table-cell office:value-type="float" office:value="1664" calcext:value-type="float">
            <text:p>1664</text:p>
          </table:table-cell>
          <table:table-cell office:value-type="float" office:value="2138" calcext:value-type="float">
            <text:p>2138</text:p>
          </table:table-cell>
          <table:table-cell/>
          <table:table-cell office:value-type="float" office:value="0.72" calcext:value-type="float">
            <text:p>0.7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63 <text:s text:c="7"/></text:p>
          </table:table-cell>
          <table:table-cell office:value-type="string" calcext:value-type="string">
            <text:p><text:s/>Cerises</text:p>
          </table:table-cell>
          <table:table-cell office:value-type="float" office:value="4148" calcext:value-type="float">
            <text:p>4148</text:p>
          </table:table-cell>
          <table:table-cell office:value-type="float" office:value="173972.119999988" calcext:value-type="float">
            <text:p>173972.119999988</text:p>
          </table:table-cell>
          <table:table-cell office:value-type="float" office:value="178120.119999988" calcext:value-type="float">
            <text:p>178120.119999988</text:p>
          </table:table-cell>
          <table:table-cell/>
          <table:table-cell office:value-type="float" office:value="11.48" calcext:value-type="float">
            <text:p>11.4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64 <text:s text:c="7"/></text:p>
          </table:table-cell>
          <table:table-cell office:value-type="string" calcext:value-type="string">
            <text:p><text:s/>Pêches</text:p>
          </table:table-cell>
          <table:table-cell office:value-type="float" office:value="9786" calcext:value-type="float">
            <text:p>9786</text:p>
          </table:table-cell>
          <table:table-cell office:value-type="float" office:value="86156" calcext:value-type="float">
            <text:p>86156</text:p>
          </table:table-cell>
          <table:table-cell office:value-type="float" office:value="95942" calcext:value-type="float">
            <text:p>95942</text:p>
          </table:table-cell>
          <table:table-cell/>
          <table:table-cell office:value-type="float" office:value="2.68" calcext:value-type="float">
            <text:p>2.6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65 <text:s text:c="7"/></text:p>
          </table:table-cell>
          <table:table-cell office:value-type="string" calcext:value-type="string">
            <text:p><text:s/>Grenadine</text:p>
          </table:table-cell>
          <table:table-cell office:value-type="float" office:value="876" calcext:value-type="float">
            <text:p>876</text:p>
          </table:table-cell>
          <table:table-cell office:value-type="float" office:value="23838.9999999999" calcext:value-type="float">
            <text:p>23838.9999999999</text:p>
          </table:table-cell>
          <table:table-cell office:value-type="float" office:value="24714.9999999999" calcext:value-type="float">
            <text:p>24714.9999999999</text:p>
          </table:table-cell>
          <table:table-cell/>
          <table:table-cell office:value-type="float" office:value="3.71" calcext:value-type="float">
            <text:p>3.7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66 <text:s text:c="7"/></text:p>
          </table:table-cell>
          <table:table-cell office:value-type="string" calcext:value-type="string">
            <text:p><text:s/>Grenade</text:p>
          </table:table-cell>
          <table:table-cell office:value-type="float" office:value="338" calcext:value-type="float">
            <text:p>338</text:p>
          </table:table-cell>
          <table:table-cell office:value-type="float" office:value="8840.9999999998" calcext:value-type="float">
            <text:p>8840.9999999998</text:p>
          </table:table-cell>
          <table:table-cell office:value-type="float" office:value="9178.9999999998" calcext:value-type="float">
            <text:p>9178.9999999998</text:p>
          </table:table-cell>
          <table:table-cell/>
          <table:table-cell office:value-type="float" office:value="0.475" calcext:value-type="float">
            <text:p>0.47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67 <text:s text:c="7"/></text:p>
          </table:table-cell>
          <table:table-cell office:value-type="string" calcext:value-type="string">
            <text:p><text:s/>Grenadia(fruit de passion)</text:p>
          </table:table-cell>
          <table:table-cell office:value-type="float" office:value="3643" calcext:value-type="float">
            <text:p>3643</text:p>
          </table:table-cell>
          <table:table-cell office:value-type="float" office:value="138570.989999992" calcext:value-type="float">
            <text:p>138570.989999992</text:p>
          </table:table-cell>
          <table:table-cell office:value-type="float" office:value="142213.989999992" calcext:value-type="float">
            <text:p>142213.989999992</text:p>
          </table:table-cell>
          <table:table-cell/>
          <table:table-cell office:value-type="float" office:value="20.985" calcext:value-type="float">
            <text:p>20.98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68 <text:s text:c="7"/></text:p>
          </table:table-cell>
          <table:table-cell office:value-type="string" calcext:value-type="string">
            <text:p><text:s/>Autres fruits à pépins et à noyau(Grenadine Grenade...)</text:p>
          </table:table-cell>
          <table:table-cell office:value-type="float" office:value="3145" calcext:value-type="float">
            <text:p>3145</text:p>
          </table:table-cell>
          <table:table-cell office:value-type="float" office:value="95570" calcext:value-type="float">
            <text:p>95570</text:p>
          </table:table-cell>
          <table:table-cell office:value-type="float" office:value="98715" calcext:value-type="float">
            <text:p>98715</text:p>
          </table:table-cell>
          <table:table-cell/>
          <table:table-cell office:value-type="float" office:value="4.505" calcext:value-type="float">
            <text:p>4.50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69 <text:s text:c="7"/></text:p>
          </table:table-cell>
          <table:table-cell office:value-type="string" calcext:value-type="string">
            <text:p><text:s/>Amandes</text:p>
          </table:table-cell>
          <table:table-cell office:value-type="float" office:value="31608.9999999948" calcext:value-type="float">
            <text:p>31608.9999999948</text:p>
          </table:table-cell>
          <table:table-cell office:value-type="float" office:value="191348.069999965" calcext:value-type="float">
            <text:p>191348.069999965</text:p>
          </table:table-cell>
          <table:table-cell office:value-type="float" office:value="222957.06999996" calcext:value-type="float">
            <text:p>222957.06999996</text:p>
          </table:table-cell>
          <table:table-cell/>
          <table:table-cell office:value-type="float" office:value="9.21" calcext:value-type="float">
            <text:p>9.2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<text:s/>C7 <text:s text:c="8"/></text:p>
          </table:table-cell>
          <table:table-cell table:style-name="ce1" office:value-type="string" calcext:value-type="string">
            <text:p><text:s/>Pois inconnu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3010" calcext:value-type="float">
            <text:p>3010</text:p>
          </table:table-cell>
          <table:table-cell table:style-name="ce1" office:value-type="float" office:value="3599" calcext:value-type="float">
            <text:p>3599</text:p>
          </table:table-cell>
          <table:table-cell table:style-name="ce1"/>
          <table:table-cell table:style-name="ce1" office:value-type="float" office:value="13231.1168999952" calcext:value-type="float">
            <text:p>13231.1168999952</text:p>
          </table:table-cell>
          <table:table-cell table:style-name="ce1" office:value-type="float" office:value="40000" calcext:value-type="float">
            <text:p>40000</text:p>
          </table:table-cell>
          <table:table-cell table:style-name="ce1" office:value-type="float" office:value="30800" calcext:value-type="float">
            <text:p>30800</text:p>
          </table:table-cell>
          <table:table-cell table:style-name="ce1" office:value-type="float" office:value="0.1168506494" calcext:value-type="float">
            <text:p>0.1168506494</text:p>
          </table:table-cell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<text:s/>C70 <text:s text:c="7"/></text:p>
          </table:table-cell>
          <table:table-cell table:style-name="ce1" office:value-type="string" calcext:value-type="string">
            <text:p><text:s/>Noix de cajou(Anacardier)</text:p>
          </table:table-cell>
          <table:table-cell table:style-name="ce1" office:value-type="float" office:value="234322.99999997" calcext:value-type="float">
            <text:p>234322.99999997</text:p>
          </table:table-cell>
          <table:table-cell table:style-name="ce1" office:value-type="float" office:value="554681.979999999" calcext:value-type="float">
            <text:p>554681.979999999</text:p>
          </table:table-cell>
          <table:table-cell table:style-name="ce1" office:value-type="float" office:value="789004.979999969" calcext:value-type="float">
            <text:p>789004.979999969</text:p>
          </table:table-cell>
          <table:table-cell table:style-name="ce1"/>
          <table:table-cell table:style-name="ce1" office:value-type="float" office:value="40.32" calcext:value-type="float">
            <text:p>40.32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/>C71 <text:s text:c="7"/></text:p>
          </table:table-cell>
          <table:table-cell office:value-type="string" calcext:value-type="string">
            <text:p><text:s/>Autres Noix</text:p>
          </table:table-cell>
          <table:table-cell office:value-type="float" office:value="5511" calcext:value-type="float">
            <text:p>5511</text:p>
          </table:table-cell>
          <table:table-cell office:value-type="float" office:value="153390.999999992" calcext:value-type="float">
            <text:p>153390.999999992</text:p>
          </table:table-cell>
          <table:table-cell office:value-type="float" office:value="158901.999999992" calcext:value-type="float">
            <text:p>158901.999999992</text:p>
          </table:table-cell>
          <table:table-cell/>
          <table:table-cell office:value-type="float" office:value="21.6199999999" calcext:value-type="float">
            <text:p>21.619999999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72 <text:s text:c="7"/></text:p>
          </table:table-cell>
          <table:table-cell office:value-type="string" calcext:value-type="string">
            <text:p><text:s/>Arachides</text:p>
          </table:table-cell>
          <table:table-cell office:value-type="float" office:value="2810.999999996" calcext:value-type="float">
            <text:p>2810.999999996</text:p>
          </table:table-cell>
          <table:table-cell office:value-type="float" office:value="15637.999999994" calcext:value-type="float">
            <text:p>15637.999999994</text:p>
          </table:table-cell>
          <table:table-cell office:value-type="float" office:value="18448.99999999" calcext:value-type="float">
            <text:p>18448.99999999</text:p>
          </table:table-cell>
          <table:table-cell/>
          <table:table-cell office:value-type="float" office:value="19454.7097999963" calcext:value-type="float">
            <text:p>19454.709799996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73 <text:s text:c="7"/></text:p>
          </table:table-cell>
          <table:table-cell office:value-type="string" calcext:value-type="string">
            <text:p><text:s/>Cocotiers</text:p>
          </table:table-cell>
          <table:table-cell office:value-type="float" office:value="265165.999999992" calcext:value-type="float">
            <text:p>265165.999999992</text:p>
          </table:table-cell>
          <table:table-cell office:value-type="float" office:value="6648924.64999963" calcext:value-type="float">
            <text:p>6648924.64999963</text:p>
          </table:table-cell>
          <table:table-cell office:value-type="float" office:value="6914090.64999962" calcext:value-type="float">
            <text:p>6914090.64999962</text:p>
          </table:table-cell>
          <table:table-cell/>
          <table:table-cell office:value-type="float" office:value="255.81985" calcext:value-type="float">
            <text:p>255.8198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74 <text:s text:c="7"/></text:p>
          </table:table-cell>
          <table:table-cell office:value-type="string" calcext:value-type="string">
            <text:p><text:s/>Autres cultures oléagineux(Tournessol palmier à huile roroli)</text:p>
          </table:table-cell>
          <table:table-cell office:value-type="float" office:value="1417400.82999994" calcext:value-type="float">
            <text:p>1417400.82999994</text:p>
          </table:table-cell>
          <table:table-cell office:value-type="float" office:value="727075.9999992" calcext:value-type="float">
            <text:p>727075.9999992</text:p>
          </table:table-cell>
          <table:table-cell office:value-type="float" office:value="2144476.82999914" calcext:value-type="float">
            <text:p>2144476.82999914</text:p>
          </table:table-cell>
          <table:table-cell/>
          <table:table-cell office:value-type="float" office:value="345.255" calcext:value-type="float">
            <text:p>345.25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75 <text:s text:c="7"/></text:p>
          </table:table-cell>
          <table:table-cell office:value-type="string" calcext:value-type="string">
            <text:p><text:s/>Café</text:p>
          </table:table-cell>
          <table:table-cell office:value-type="float" office:value="524403" calcext:value-type="float">
            <text:p>524403</text:p>
          </table:table-cell>
          <table:table-cell office:value-type="float" office:value="10203645.1499998" calcext:value-type="float">
            <text:p>10203645.1499998</text:p>
          </table:table-cell>
          <table:table-cell office:value-type="float" office:value="10728048.1499998" calcext:value-type="float">
            <text:p>10728048.1499998</text:p>
          </table:table-cell>
          <table:table-cell/>
          <table:table-cell office:value-type="float" office:value="7418.7399999999" calcext:value-type="float">
            <text:p>7418.7399999999</text:p>
          </table:table-cell>
          <table:table-cell office:value-type="float" office:value="1300" calcext:value-type="float">
            <text:p>1300</text:p>
          </table:table-cell>
          <table:table-cell office:value-type="float" office:value="1001" calcext:value-type="float">
            <text:p>1001</text:p>
          </table:table-cell>
          <table:table-cell office:value-type="float" office:value="10717.3308191806" calcext:value-type="float">
            <text:p>10717.3308191806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76 <text:s text:c="7"/></text:p>
          </table:table-cell>
          <table:table-cell office:value-type="string" calcext:value-type="string">
            <text:p><text:s/>Cacao</text:p>
          </table:table-cell>
          <table:table-cell office:value-type="float" office:value="36736" calcext:value-type="float">
            <text:p>36736</text:p>
          </table:table-cell>
          <table:table-cell office:value-type="float" office:value="2848890.93" calcext:value-type="float">
            <text:p>2848890.93</text:p>
          </table:table-cell>
          <table:table-cell office:value-type="float" office:value="2885626.93" calcext:value-type="float">
            <text:p>2885626.93</text:p>
          </table:table-cell>
          <table:table-cell/>
          <table:table-cell office:value-type="float" office:value="1925.105" calcext:value-type="float">
            <text:p>1925.10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77 <text:s text:c="7"/></text:p>
          </table:table-cell>
          <table:table-cell office:value-type="string" calcext:value-type="string">
            <text:p><text:s/>Autres cultures pour boissons</text:p>
          </table:table-cell>
          <table:table-cell office:value-type="float" office:value="1038" calcext:value-type="float">
            <text:p>1038</text:p>
          </table:table-cell>
          <table:table-cell office:value-type="float" office:value="2586" calcext:value-type="float">
            <text:p>2586</text:p>
          </table:table-cell>
          <table:table-cell office:value-type="float" office:value="3624" calcext:value-type="float">
            <text:p>3624</text:p>
          </table:table-cell>
          <table:table-cell/>
          <table:table-cell office:value-type="float" office:value="4.255" calcext:value-type="float">
            <text:p>4.25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78 <text:s text:c="7"/></text:p>
          </table:table-cell>
          <table:table-cell office:value-type="string" calcext:value-type="string">
            <text:p><text:s/>Piments(capsicum spp.)</text:p>
          </table:table-cell>
          <table:table-cell office:value-type="float" office:value="7511.02" calcext:value-type="float">
            <text:p>7511.02</text:p>
          </table:table-cell>
          <table:table-cell office:value-type="float" office:value="24748.9999999996" calcext:value-type="float">
            <text:p>24748.9999999996</text:p>
          </table:table-cell>
          <table:table-cell office:value-type="float" office:value="32260.0199999996" calcext:value-type="float">
            <text:p>32260.0199999996</text:p>
          </table:table-cell>
          <table:table-cell/>
          <table:table-cell office:value-type="float" office:value="1517.695949998" calcext:value-type="float">
            <text:p>1517.695949998</text:p>
          </table:table-cell>
          <table:table-cell office:value-type="float" office:value="20000" calcext:value-type="float">
            <text:p>20000</text:p>
          </table:table-cell>
          <table:table-cell office:value-type="float" office:value="15400" calcext:value-type="float">
            <text:p>15400</text:p>
          </table:table-cell>
          <table:table-cell office:value-type="float" office:value="2.0948064935" calcext:value-type="float">
            <text:p>2.0948064935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<text:s/>C79 <text:s text:c="7"/></text:p>
          </table:table-cell>
          <table:table-cell table:style-name="ce1" office:value-type="string" calcext:value-type="string">
            <text:p><text:s/>Gingembre</text:p>
          </table:table-cell>
          <table:table-cell table:style-name="ce1" office:value-type="float" office:value="669" calcext:value-type="float">
            <text:p>669</text:p>
          </table:table-cell>
          <table:table-cell table:style-name="ce1" office:value-type="float" office:value="6401" calcext:value-type="float">
            <text:p>6401</text:p>
          </table:table-cell>
          <table:table-cell table:style-name="ce1" office:value-type="float" office:value="7070" calcext:value-type="float">
            <text:p>7070</text:p>
          </table:table-cell>
          <table:table-cell table:style-name="ce1"/>
          <table:table-cell table:style-name="ce1" office:value-type="float" office:value="326.49" calcext:value-type="float">
            <text:p>326.49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/>C8 <text:s text:c="8"/></text:p>
          </table:table-cell>
          <table:table-cell office:value-type="string" calcext:value-type="string">
            <text:p><text:s/>Autres cultures légumineuses(Pois tendre pois France)</text:p>
          </table:table-cell>
          <table:table-cell office:value-type="float" office:value="4865.9999999999" calcext:value-type="float">
            <text:p>4865.9999999999</text:p>
          </table:table-cell>
          <table:table-cell office:value-type="float" office:value="4323" calcext:value-type="float">
            <text:p>4323</text:p>
          </table:table-cell>
          <table:table-cell office:value-type="float" office:value="9188.9999999999" calcext:value-type="float">
            <text:p>9188.9999999999</text:p>
          </table:table-cell>
          <table:table-cell/>
          <table:table-cell office:value-type="float" office:value="2334.565" calcext:value-type="float">
            <text:p>2334.565</text:p>
          </table:table-cell>
          <table:table-cell office:value-type="float" office:value="40000" calcext:value-type="float">
            <text:p>40000</text:p>
          </table:table-cell>
          <table:table-cell office:value-type="float" office:value="30800" calcext:value-type="float">
            <text:p>30800</text:p>
          </table:table-cell>
          <table:table-cell office:value-type="float" office:value="0.2983441558" calcext:value-type="float">
            <text:p>0.2983441558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80 <text:s text:c="7"/></text:p>
          </table:table-cell>
          <table:table-cell office:value-type="string" calcext:value-type="string">
            <text:p><text:s/>Autres épices(Poivres...)</text:p>
          </table:table-cell>
          <table:table-cell office:value-type="float" office:value="4822" calcext:value-type="float">
            <text:p>4822</text:p>
          </table:table-cell>
          <table:table-cell office:value-type="float" office:value="7758" calcext:value-type="float">
            <text:p>7758</text:p>
          </table:table-cell>
          <table:table-cell office:value-type="float" office:value="12580" calcext:value-type="float">
            <text:p>12580</text:p>
          </table:table-cell>
          <table:table-cell/>
          <table:table-cell office:value-type="float" office:value="26.74" calcext:value-type="float">
            <text:p>26.7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81 <text:s text:c="7"/></text:p>
          </table:table-cell>
          <table:table-cell office:value-type="string" calcext:value-type="string">
            <text:p><text:s/>Canne à sucre</text:p>
          </table:table-cell>
          <table:table-cell office:value-type="float" office:value="136541" calcext:value-type="float">
            <text:p>136541</text:p>
          </table:table-cell>
          <table:table-cell office:value-type="float" office:value="4233766.8299999" calcext:value-type="float">
            <text:p>4233766.8299999</text:p>
          </table:table-cell>
          <table:table-cell office:value-type="float" office:value="4370307.8299999" calcext:value-type="float">
            <text:p>4370307.8299999</text:p>
          </table:table-cell>
          <table:table-cell/>
          <table:table-cell office:value-type="float" office:value="12317.1347998233" calcext:value-type="float">
            <text:p>12317.134799823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82 <text:s text:c="7"/></text:p>
          </table:table-cell>
          <table:table-cell office:value-type="string" calcext:value-type="string">
            <text:p><text:s/>Floriculture-culture</text:p>
          </table:table-cell>
          <table:table-cell office:value-type="float" office:value="14695" calcext:value-type="float">
            <text:p>14695</text:p>
          </table:table-cell>
          <table:table-cell office:value-type="float" office:value="8392" calcext:value-type="float">
            <text:p>8392</text:p>
          </table:table-cell>
          <table:table-cell office:value-type="float" office:value="23087" calcext:value-type="float">
            <text:p>23087</text:p>
          </table:table-cell>
          <table:table-cell/>
          <table:table-cell office:value-type="float" office:value="27.36" calcext:value-type="float">
            <text:p>27.3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83 <text:s text:c="7"/></text:p>
          </table:table-cell>
          <table:table-cell office:value-type="string" calcext:value-type="string">
            <text:p><text:s/>Pépinières plantes ornementales</text:p>
          </table:table-cell>
          <table:table-cell office:value-type="float" office:value="4058" calcext:value-type="float">
            <text:p>4058</text:p>
          </table:table-cell>
          <table:table-cell office:value-type="float" office:value="1177" calcext:value-type="float">
            <text:p>1177</text:p>
          </table:table-cell>
          <table:table-cell office:value-type="float" office:value="5235" calcext:value-type="float">
            <text:p>5235</text:p>
          </table:table-cell>
          <table:table-cell/>
          <table:table-cell office:value-type="float" office:value="4.66" calcext:value-type="float">
            <text:p>4.6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84 <text:s text:c="7"/></text:p>
          </table:table-cell>
          <table:table-cell office:value-type="string" calcext:value-type="string">
            <text:p><text:s/>Pépinières pour culture</text:p>
          </table:table-cell>
          <table:table-cell office:value-type="float" office:value="8886" calcext:value-type="float">
            <text:p>8886</text:p>
          </table:table-cell>
          <table:table-cell office:value-type="float" office:value="8374" calcext:value-type="float">
            <text:p>8374</text:p>
          </table:table-cell>
          <table:table-cell office:value-type="float" office:value="17260" calcext:value-type="float">
            <text:p>17260</text:p>
          </table:table-cell>
          <table:table-cell/>
          <table:table-cell office:value-type="float" office:value="18.6192" calcext:value-type="float">
            <text:p>18.619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<text:s/>C85 <text:s text:c="7"/></text:p>
          </table:table-cell>
          <table:table-cell table:style-name="ce1" office:value-type="string" calcext:value-type="string">
            <text:p><text:s/>Thym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5561" calcext:value-type="float">
            <text:p>5561</text:p>
          </table:table-cell>
          <table:table-cell table:style-name="ce1" office:value-type="float" office:value="5869" calcext:value-type="float">
            <text:p>5869</text:p>
          </table:table-cell>
          <table:table-cell table:style-name="ce1"/>
          <table:table-cell table:style-name="ce1" office:value-type="float" office:value="174.385" calcext:value-type="float">
            <text:p>174.385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<text:s/>C86 <text:s text:c="7"/></text:p>
          </table:table-cell>
          <table:table-cell table:style-name="ce1" office:value-type="string" calcext:value-type="string">
            <text:p><text:s/>Vétiver</text:p>
          </table:table-cell>
          <table:table-cell table:style-name="ce1" office:value-type="float" office:value="10342.9999999999" calcext:value-type="float">
            <text:p>10342.9999999999</text:p>
          </table:table-cell>
          <table:table-cell table:style-name="ce1" office:value-type="float" office:value="25737" calcext:value-type="float">
            <text:p>25737</text:p>
          </table:table-cell>
          <table:table-cell table:style-name="ce1" office:value-type="float" office:value="36079.9999999999" calcext:value-type="float">
            <text:p>36079.9999999999</text:p>
          </table:table-cell>
          <table:table-cell table:style-name="ce1"/>
          <table:table-cell table:style-name="ce1" office:value-type="float" office:value="363.085" calcext:value-type="float">
            <text:p>363.085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/>C87 <text:s text:c="7"/></text:p>
          </table:table-cell>
          <table:table-cell office:value-type="string" calcext:value-type="string">
            <text:p><text:s/>Autres cultures médicinalesaromatiques(Citronnelle Basilic menthe)</text:p>
          </table:table-cell>
          <table:table-cell office:value-type="float" office:value="18161.24" calcext:value-type="float">
            <text:p>18161.24</text:p>
          </table:table-cell>
          <table:table-cell office:value-type="float" office:value="7588.05" calcext:value-type="float">
            <text:p>7588.05</text:p>
          </table:table-cell>
          <table:table-cell office:value-type="float" office:value="25749.29" calcext:value-type="float">
            <text:p>25749.29</text:p>
          </table:table-cell>
          <table:table-cell/>
          <table:table-cell office:value-type="float" office:value="9.95" calcext:value-type="float">
            <text:p>9.9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88 <text:s text:c="7"/></text:p>
          </table:table-cell>
          <table:table-cell office:value-type="string" calcext:value-type="string">
            <text:p><text:s/>Cultures Herbacées et autres cultures fourragères</text:p>
          </table:table-cell>
          <table:table-cell office:value-type="float" office:value="16980" calcext:value-type="float">
            <text:p>16980</text:p>
          </table:table-cell>
          <table:table-cell office:value-type="float" office:value="7733" calcext:value-type="float">
            <text:p>7733</text:p>
          </table:table-cell>
          <table:table-cell office:value-type="float" office:value="24713" calcext:value-type="float">
            <text:p>24713</text:p>
          </table:table-cell>
          <table:table-cell/>
          <table:table-cell office:value-type="float" office:value="87.295" calcext:value-type="float">
            <text:p>87.29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89 <text:s text:c="7"/></text:p>
          </table:table-cell>
          <table:table-cell office:value-type="string" calcext:value-type="string">
            <text:p><text:s/>Cultures Textiles (Sisalcoton...)</text:p>
          </table:table-cell>
          <table:table-cell office:value-type="float" office:value="41033.9999999985" calcext:value-type="float">
            <text:p>41033.9999999985</text:p>
          </table:table-cell>
          <table:table-cell office:value-type="float" office:value="18505.9999999998" calcext:value-type="float">
            <text:p>18505.9999999998</text:p>
          </table:table-cell>
          <table:table-cell office:value-type="float" office:value="59539.9999999983" calcext:value-type="float">
            <text:p>59539.9999999983</text:p>
          </table:table-cell>
          <table:table-cell/>
          <table:table-cell office:value-type="float" office:value="73.69" calcext:value-type="float">
            <text:p>73.6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<text:s/>C9 <text:s text:c="8"/></text:p>
          </table:table-cell>
          <table:table-cell table:style-name="ce1" office:value-type="string" calcext:value-type="string">
            <text:p><text:s/>Choux</text:p>
          </table:table-cell>
          <table:table-cell table:style-name="ce1" office:value-type="float" office:value="1772" calcext:value-type="float">
            <text:p>1772</text:p>
          </table:table-cell>
          <table:table-cell table:style-name="ce1" office:value-type="float" office:value="3124.9999999997" calcext:value-type="float">
            <text:p>3124.9999999997</text:p>
          </table:table-cell>
          <table:table-cell table:style-name="ce1" office:value-type="float" office:value="4896.9999999997" calcext:value-type="float">
            <text:p>4896.9999999997</text:p>
          </table:table-cell>
          <table:table-cell table:style-name="ce1"/>
          <table:table-cell table:style-name="ce1" office:value-type="float" office:value="2724.64325" calcext:value-type="float">
            <text:p>2724.64325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7700" calcext:value-type="float">
            <text:p>7700</text:p>
          </table:table-cell>
          <table:table-cell table:style-name="ce1" office:value-type="float" office:value="0.635974026" calcext:value-type="float">
            <text:p>0.635974026</text:p>
          </table:table-cell>
          <table:table-cell table:style-name="ce1" table:number-columns-repeated="1014"/>
        </table:table-row>
        <table:table-row table:style-name="ro2">
          <table:table-cell table:style-name="ce2" office:value-type="string" calcext:value-type="string">
            <text:p><text:s/>C90 <text:s text:c="7"/></text:p>
          </table:table-cell>
          <table:table-cell table:style-name="ce2" office:value-type="string" calcext:value-type="string">
            <text:p><text:s/>Roseaux</text:p>
          </table:table-cell>
          <table:table-cell table:style-name="ce2" office:value-type="float" office:value="18989.0499999999" calcext:value-type="float">
            <text:p>18989.0499999999</text:p>
          </table:table-cell>
          <table:table-cell table:style-name="ce2" office:value-type="float" office:value="9865.999999993" calcext:value-type="float">
            <text:p>9865.999999993</text:p>
          </table:table-cell>
          <table:table-cell table:style-name="ce2" office:value-type="float" office:value="28855.0499999929" calcext:value-type="float">
            <text:p>28855.0499999929</text:p>
          </table:table-cell>
          <table:table-cell table:style-name="ce2"/>
          <table:table-cell table:style-name="ce2" office:value-type="float" office:value="20.55" calcext:value-type="float">
            <text:p>20.55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#DIV/0!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<text:s/>C91 <text:s text:c="7"/></text:p>
          </table:table-cell>
          <table:table-cell table:style-name="ce2" office:value-type="string" calcext:value-type="string">
            <text:p><text:s/>Tabac</text:p>
          </table:table-cell>
          <table:table-cell table:style-name="ce2" office:value-type="float" office:value="1578" calcext:value-type="float">
            <text:p>1578</text:p>
          </table:table-cell>
          <table:table-cell table:style-name="ce2" office:value-type="float" office:value="8707" calcext:value-type="float">
            <text:p>8707</text:p>
          </table:table-cell>
          <table:table-cell table:style-name="ce2" office:value-type="float" office:value="10285" calcext:value-type="float">
            <text:p>10285</text:p>
          </table:table-cell>
          <table:table-cell table:style-name="ce2"/>
          <table:table-cell table:style-name="ce2" office:value-type="float" office:value="539.0149999997" calcext:value-type="float">
            <text:p>539.0149999997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#DIV/0!</text:p>
          </table:table-cell>
          <table:table-cell table:style-name="ce2" table:number-columns-repeated="1014"/>
        </table:table-row>
        <table:table-row table:style-name="ro2">
          <table:table-cell office:value-type="string" calcext:value-type="string">
            <text:p><text:s/>C92 <text:s text:c="7"/></text:p>
          </table:table-cell>
          <table:table-cell office:value-type="string" calcext:value-type="string">
            <text:p><text:s/>Autres Cultures(Roucou....)</text:p>
          </table:table-cell>
          <table:table-cell office:value-type="float" office:value="6067.95" calcext:value-type="float">
            <text:p>6067.95</text:p>
          </table:table-cell>
          <table:table-cell office:value-type="float" office:value="27364" calcext:value-type="float">
            <text:p>27364</text:p>
          </table:table-cell>
          <table:table-cell office:value-type="float" office:value="33431.95" calcext:value-type="float">
            <text:p>33431.95</text:p>
          </table:table-cell>
          <table:table-cell/>
          <table:table-cell office:value-type="float" office:value="14.495" calcext:value-type="float">
            <text:p>14.49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93 <text:s text:c="7"/></text:p>
          </table:table-cell>
          <table:table-cell office:value-type="string" calcext:value-type="string">
            <text:p><text:s/>Jachères temporaires</text:p>
          </table:table-cell>
          <table:table-cell office:value-type="float" office:value="1592.02" calcext:value-type="float">
            <text:p>1592.02</text:p>
          </table:table-cell>
          <table:table-cell office:value-type="float" office:value="1921" calcext:value-type="float">
            <text:p>1921</text:p>
          </table:table-cell>
          <table:table-cell office:value-type="float" office:value="3513.02" calcext:value-type="float">
            <text:p>3513.02</text:p>
          </table:table-cell>
          <table:table-cell/>
          <table:table-cell office:value-type="float" office:value="1831.2914499997" calcext:value-type="float">
            <text:p>1831.291449999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94 <text:s text:c="7"/></text:p>
          </table:table-cell>
          <table:table-cell office:value-type="string" calcext:value-type="string">
            <text:p><text:s/>Jachères permanentes</text:p>
          </table:table-cell>
          <table:table-cell office:value-type="float" office:value="552" calcext:value-type="float">
            <text:p>552</text:p>
          </table:table-cell>
          <table:table-cell office:value-type="float" office:value="1062" calcext:value-type="float">
            <text:p>1062</text:p>
          </table:table-cell>
          <table:table-cell office:value-type="float" office:value="1614" calcext:value-type="float">
            <text:p>1614</text:p>
          </table:table-cell>
          <table:table-cell/>
          <table:table-cell office:value-type="float" office:value="11973.4504499941" calcext:value-type="float">
            <text:p>11973.450449994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<text:s/>C95 <text:s text:c="7"/></text:p>
          </table:table-cell>
          <table:table-cell table:style-name="ce1" office:value-type="string" calcext:value-type="string">
            <text:p><text:s/>Bâtiments</text:p>
          </table:table-cell>
          <table:table-cell table:style-name="ce1" office:value-type="float" office:value="2041" calcext:value-type="float">
            <text:p>2041</text:p>
          </table:table-cell>
          <table:table-cell table:style-name="ce1" office:value-type="float" office:value="6602.01" calcext:value-type="float">
            <text:p>6602.01</text:p>
          </table:table-cell>
          <table:table-cell table:style-name="ce1" office:value-type="float" office:value="8643.01" calcext:value-type="float">
            <text:p>8643.01</text:p>
          </table:table-cell>
          <table:table-cell table:style-name="ce1"/>
          <table:table-cell table:style-name="ce1" office:value-type="float" office:value="3908.1429499985" calcext:value-type="float">
            <text:p>3908.1429499985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table:number-columns-repeated="1014"/>
        </table:table-row>
        <table:table-row table:style-name="ro2">
          <table:table-cell table:style-name="ce1" office:value-type="string" calcext:value-type="string">
            <text:p><text:s/>C96 <text:s text:c="7"/></text:p>
          </table:table-cell>
          <table:table-cell table:style-name="ce1" office:value-type="string" calcext:value-type="string">
            <text:p><text:s/>Terrains incultes</text:p>
          </table:table-cell>
          <table:table-cell table:style-name="ce1" office:value-type="float" office:value="1031" calcext:value-type="float">
            <text:p>1031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1635" calcext:value-type="float">
            <text:p>1635</text:p>
          </table:table-cell>
          <table:table-cell table:style-name="ce1"/>
          <table:table-cell table:style-name="ce1" office:value-type="float" office:value="82.42" calcext:value-type="float">
            <text:p>82.42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/>C97 <text:s text:c="7"/></text:p>
          </table:table-cell>
          <table:table-cell office:value-type="string" calcext:value-type="string">
            <text:p><text:s/>Retenue d'eau</text:p>
          </table:table-cell>
          <table:table-cell office:value-type="float" office:value="1396" calcext:value-type="float">
            <text:p>1396</text:p>
          </table:table-cell>
          <table:table-cell office:value-type="float" office:value="264" calcext:value-type="float">
            <text:p>264</text:p>
          </table:table-cell>
          <table:table-cell office:value-type="float" office:value="1660" calcext:value-type="float">
            <text:p>1660</text:p>
          </table:table-cell>
          <table:table-cell/>
          <table:table-cell office:value-type="float" office:value="21.385" calcext:value-type="float">
            <text:p>21.38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<text:s/>C98 <text:s text:c="7"/></text:p>
          </table:table-cell>
          <table:table-cell office:value-type="string" calcext:value-type="string">
            <text:p><text:s/>Forêt</text:p>
          </table:table-cell>
          <table:table-cell office:value-type="float" office:value="16965956.0599966" calcext:value-type="float">
            <text:p>16965956.0599966</text:p>
          </table:table-cell>
          <table:table-cell office:value-type="float" office:value="702629.769999952" calcext:value-type="float">
            <text:p>702629.769999952</text:p>
          </table:table-cell>
          <table:table-cell office:value-type="float" office:value="17668585.8299966" calcext:value-type="float">
            <text:p>17668585.8299966</text:p>
          </table:table-cell>
          <table:table-cell/>
          <table:table-cell office:value-type="float" office:value="2069.396149999" calcext:value-type="float">
            <text:p>2069.39614999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<text:s/>C99 <text:s text:c="7"/></text:p>
          </table:table-cell>
          <table:table-cell table:style-name="ce1" office:value-type="string" calcext:value-type="string">
            <text:p><text:s/>Non renseigné</text:p>
          </table:table-cell>
          <table:table-cell table:style-name="ce1" office:value-type="float" office:value="3684" calcext:value-type="float">
            <text:p>3684</text:p>
          </table:table-cell>
          <table:table-cell table:style-name="ce1" office:value-type="float" office:value="809" calcext:value-type="float">
            <text:p>809</text:p>
          </table:table-cell>
          <table:table-cell table:style-name="ce1" office:value-type="float" office:value="4493" calcext:value-type="float">
            <text:p>4493</text:p>
          </table:table-cell>
          <table:table-cell table:style-name="ce1"/>
          <table:table-cell table:style-name="ce1" office:value-type="float" office:value="4.98" calcext:value-type="float">
            <text:p>4.98</text:p>
          </table:table-cell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#DIV/0!</text:p>
          </table:table-cell>
          <table:table-cell table:style-name="ce1" table:number-columns-repeated="1014"/>
        </table:table-row>
        <table:table-row table:style-name="ro2">
          <table:table-cell office:value-type="string" calcext:value-type="string">
            <text:p><text:s text:c="12"/></text:p>
          </table:table-cell>
          <table:table-cell/>
          <table:table-cell office:value-type="float" office:value="24499196" calcext:value-type="float">
            <text:p>24499196</text:p>
          </table:table-cell>
          <table:table-cell office:value-type="float" office:value="120297364" calcext:value-type="float">
            <text:p>120297364</text:p>
          </table:table-cell>
          <table:table-cell office:value-type="float" office:value="144796560" calcext:value-type="float">
            <text:p>1447965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#DIV/0!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(101 rows)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Linux_X86_64 LibreOffice_project/0a0440ccc0227ad9829de5f46be37cfb6edcf72</meta:generator>
    <dc:date>2014-05-30T22:09:24.892628458</dc:date>
    <dc:creator>jasmin </dc:creator>
    <meta:editing-duration>PT12H48M36S</meta:editing-duration>
    <meta:editing-cycles>14</meta:editing-cycles>
    <meta:document-statistic meta:table-count="1" meta:cell-count="871" meta:object-count="0"/>
  </office:meta>
</office:document-meta>
</file>